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700000019894D1254.png"/>
  <manifest:file-entry manifest:media-type="image/png" manifest:full-path="Pictures/100000000000003100000019E2CE6325.png"/>
  <manifest:file-entry manifest:media-type="image/png" manifest:full-path="Pictures/10000000000000120000001DA21C6E70.png"/>
  <manifest:file-entry manifest:media-type="image/png" manifest:full-path="Pictures/1000000000000042000000192D399896.png"/>
  <manifest:file-entry manifest:media-type="image/png" manifest:full-path="Pictures/100000000000001D0000001D1D439CAD.png"/>
  <manifest:file-entry manifest:media-type="image/png" manifest:full-path="Pictures/10000000000000290000001BB1E7ED44.png"/>
  <manifest:file-entry manifest:media-type="image/png" manifest:full-path="Pictures/100002010000008000000080D45F7F9D.png"/>
  <manifest:file-entry manifest:media-type="image/png" manifest:full-path="Pictures/100000000000001E0000001DA24E57B3.png"/>
  <manifest:file-entry manifest:media-type="image/png" manifest:full-path="Pictures/10000000000000270000001A20EF8581.png"/>
  <manifest:file-entry manifest:media-type="image/png" manifest:full-path="Pictures/10000000000000210000001FFCC62DE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Lohit Hindi1" svg:font-family="'Lohit Hindi'"/>
    <style:font-face style:name="OpenSymbol" svg:font-family="OpenSymbol"/>
    <style:font-face style:name="Times New Roman1" svg:font-family="'Times New Roman'"/>
    <style:font-face style:name="AR PL UMing HK1"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2mm" style:rel-column-width="4841*"/>
    </style:style>
    <style:style style:name="Table1.B" style:family="table-column">
      <style:table-column-properties style:column-width="148.17mm" style:rel-column-width="60694*"/>
    </style:style>
    <style:style style:name="Table1.A1" style:family="table-cell">
      <style:table-cell-properties fo:padding="0.97mm" fo:border="none"/>
    </style:style>
    <style:style style:name="Table1.B1" style:family="table-cell">
      <style:table-cell-properties fo:padding="0.97mm" fo:border="0.05pt solid #000000"/>
    </style:style>
    <style:style style:name="Table2" style:family="table">
      <style:table-properties style:width="106.24mm" table:align="center"/>
    </style:style>
    <style:style style:name="Table2.A" style:family="table-column">
      <style:table-column-properties style:column-width="36.55mm"/>
    </style:style>
    <style:style style:name="Table2.B" style:family="table-column">
      <style:table-column-properties style:column-width="69.69mm"/>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3" style:family="table">
      <style:table-properties style:width="55.79mm" fo:margin-top="4.99mm" fo:margin-bottom="4.99mm" table:align="center"/>
    </style:style>
    <style:style style:name="Table3.A" style:family="table-column">
      <style:table-column-properties style:column-width="20.96mm"/>
    </style:style>
    <style:style style:name="Table3.B" style:family="table-column">
      <style:table-column-properties style:column-width="34.84mm"/>
    </style:style>
    <style:style style:name="Table3.A1" style:family="table-cell">
      <style:table-cell-properties fo:background-color="#000000" fo:padding="0.97mm" fo:border-left="0.05pt solid #999999" fo:border-right="none" fo:border-top="0.05pt solid #999999" fo:border-bottom="0.05pt solid #999999">
        <style:background-image/>
      </style:table-cell-properties>
    </style:style>
    <style:style style:name="Table3.B1" style:family="table-cell">
      <style:table-cell-properties fo:padding="0.97mm" fo:border="0.05pt solid #999999"/>
    </style:style>
    <style:style style:name="Table3.A2" style:family="table-cell">
      <style:table-cell-properties fo:background-color="#000000" fo:padding="0.97mm" fo:border-left="0.05pt solid #999999" fo:border-right="none" fo:border-top="none" fo:border-bottom="0.05pt solid #999999">
        <style:background-image/>
      </style:table-cell-properties>
    </style:style>
    <style:style style:name="Table3.B2" style:family="table-cell">
      <style:table-cell-properties fo:padding="0.97mm" fo:border-left="0.05pt solid #999999" fo:border-right="0.05pt solid #999999" fo:border-top="none" fo:border-bottom="0.05pt solid #999999"/>
    </style:style>
    <style:style style:name="Table3.B3" style:family="table-cell">
      <style:table-cell-properties fo:padding="0.97mm" fo:border-left="0.05pt solid #999999" fo:border-right="0.05pt solid #999999" fo:border-top="none" fo:border-bottom="0.05pt solid #999999"/>
    </style:style>
    <style:style style:name="Table3.B4" style:family="table-cell">
      <style:table-cell-properties fo:padding="0.97mm" fo:border-left="0.05pt solid #999999" fo:border-right="0.05pt solid #999999" fo:border-top="none" fo:border-bottom="0.05pt solid #999999"/>
    </style:style>
    <style:style style:name="Table3.B5" style:family="table-cell">
      <style:table-cell-properties fo:padding="0.97mm" fo:border-left="0.05pt solid #999999" fo:border-right="0.05pt solid #999999" fo:border-top="none" fo:border-bottom="0.05pt solid #999999"/>
    </style:style>
    <style:style style:name="Table3.B6" style:family="table-cell">
      <style:table-cell-properties fo:padding="0.97mm" fo:border-left="0.05pt solid #999999" fo:border-right="0.05pt solid #999999" fo:border-top="none" fo:border-bottom="0.05pt solid #999999"/>
    </style:style>
    <style:style style:name="Table3.B7" style:family="table-cell">
      <style:table-cell-properties fo:padding="0.97mm" fo:border-left="0.05pt solid #999999" fo:border-right="0.05pt solid #999999" fo:border-top="none" fo:border-bottom="0.05pt solid #999999"/>
    </style:style>
    <style:style style:name="Table3.B8" style:family="table-cell">
      <style:table-cell-properties fo:padding="0.97mm" fo:border-left="0.05pt solid #999999" fo:border-right="0.05pt solid #999999" fo:border-top="none" fo:border-bottom="0.05pt solid #999999"/>
    </style:style>
    <style:style style:name="Table3.B9" style:family="table-cell">
      <style:table-cell-properties fo:padding="0.97mm" fo:border-left="0.05pt solid #999999" fo:border-right="0.05pt solid #999999" fo:border-top="none" fo:border-bottom="0.05pt solid #999999"/>
    </style:style>
    <style:style style:name="Table4" style:family="table">
      <style:table-properties style:width="93.13mm" fo:margin-left="32.7mm" fo:margin-top="4.99mm" fo:margin-bottom="4.99mm" table:align="left"/>
    </style:style>
    <style:style style:name="Table4.A" style:family="table-column">
      <style:table-column-properties style:column-width="34.63mm"/>
    </style:style>
    <style:style style:name="Table4.B" style:family="table-column">
      <style:table-column-properties style:column-width="27.34mm"/>
    </style:style>
    <style:style style:name="Table4.C" style:family="table-column">
      <style:table-column-properties style:column-width="31.17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6" style:family="table">
      <style:table-properties style:width="159.98mm" fo:margin-left="5.22mm" fo:margin-right="4.8mm" fo:margin-top="4.99mm" fo:margin-bottom="10mm" table:align="margins"/>
    </style:style>
    <style:style style:name="Table6.A" style:family="table-column">
      <style:table-column-properties style:column-width="11.8mm" style:rel-column-width="4833*"/>
    </style:style>
    <style:style style:name="Table6.B" style:family="table-column">
      <style:table-column-properties style:column-width="148.18mm" style:rel-column-width="60702*"/>
    </style:style>
    <style:style style:name="Table6.A1" style:family="table-cell">
      <style:table-cell-properties fo:padding="0.97mm" fo:border="none"/>
    </style:style>
    <style:style style:name="Table6.B1" style:family="table-cell">
      <style:table-cell-properties fo:padding="0.97mm" fo:border="0.05pt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8mm" style:rel-column-width="4833*"/>
    </style:style>
    <style:style style:name="Table7.B" style:family="table-column">
      <style:table-column-properties style:column-width="148.18mm" style:rel-column-width="60702*"/>
    </style:style>
    <style:style style:name="Table7.A1" style:family="table-cell">
      <style:table-cell-properties fo:padding="0.97mm" fo:border="none"/>
    </style:style>
    <style:style style:name="Table7.B1" style:family="table-cell">
      <style:table-cell-properties fo:padding="0.97mm" fo:border="0.05pt solid #000000"/>
    </style:style>
    <style:style style:name="Table8" style:family="table">
      <style:table-properties style:width="170mm" table:align="margins"/>
    </style:style>
    <style:style style:name="Table8.A" style:family="table-column">
      <style:table-column-properties style:column-width="64.17mm" style:rel-column-width="24737*"/>
    </style:style>
    <style:style style:name="Table8.B" style:family="table-column">
      <style:table-column-properties style:column-width="105.83mm" style:rel-column-width="4079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9" style:family="table">
      <style:table-properties style:width="159.98mm" fo:margin-left="5.22mm" fo:margin-right="4.8mm" fo:margin-top="4.99mm" fo:margin-bottom="4.99mm" table:align="margins"/>
    </style:style>
    <style:style style:name="Table9.A" style:family="table-column">
      <style:table-column-properties style:column-width="11.82mm" style:rel-column-width="4841*"/>
    </style:style>
    <style:style style:name="Table9.B" style:family="table-column">
      <style:table-column-properties style:column-width="148.17mm" style:rel-column-width="60694*"/>
    </style:style>
    <style:style style:name="Table9.A1" style:family="table-cell">
      <style:table-cell-properties style:vertical-align="middle" fo:padding="0.97mm" fo:border="none"/>
    </style:style>
    <style:style style:name="Table9.B1" style:family="table-cell">
      <style:table-cell-properties fo:padding="0.97mm" fo:border="0.05pt solid #000000"/>
    </style:style>
    <style:style style:name="Table10" style:family="table">
      <style:table-properties style:width="159.81mm" fo:margin-left="5.4mm" fo:margin-right="4.8mm" fo:margin-top="3mm" fo:margin-bottom="3mm" table:align="margins"/>
    </style:style>
    <style:style style:name="Table10.A" style:family="table-column">
      <style:table-column-properties style:column-width="11.64mm" style:rel-column-width="4774*"/>
    </style:style>
    <style:style style:name="Table10.B" style:family="table-column">
      <style:table-column-properties style:column-width="148.17mm" style:rel-column-width="60761*"/>
    </style:style>
    <style:style style:name="Table10.A1" style:family="table-cell">
      <style:table-cell-properties style:vertical-align="middle" fo:padding="0.97mm" fo:border="none"/>
    </style:style>
    <style:style style:name="Table10.B1" style:family="table-cell">
      <style:table-cell-properties fo:padding="0.97mm" fo:border="0.05pt solid #000000"/>
    </style:style>
    <style:style style:name="Table11" style:family="table">
      <style:table-properties style:width="170.13mm" fo:margin-left="0mm" table:align="left" fo:keep-with-next="always"/>
    </style:style>
    <style:style style:name="Table11.A" style:family="table-column">
      <style:table-column-properties style:column-width="61.91mm"/>
    </style:style>
    <style:style style:name="Table11.B" style:family="table-column">
      <style:table-column-properties style:column-width="108.21mm"/>
    </style:style>
    <style:style style:name="Table11.1" style:family="table-row">
      <style:table-row-properties style:min-row-height="75.67mm"/>
    </style:style>
    <style:style style:name="Table11.A1" style:family="table-cell">
      <style:table-cell-properties style:vertical-align="middle" fo:padding="0.97mm" fo:border="none"/>
    </style:style>
    <style:style style:name="Table12" style:family="table">
      <style:table-properties style:width="170.13mm" fo:margin-left="0mm" table:align="left" fo:keep-with-next="always"/>
    </style:style>
    <style:style style:name="Table12.A" style:family="table-column">
      <style:table-column-properties style:column-width="61.91mm"/>
    </style:style>
    <style:style style:name="Table12.B" style:family="table-column">
      <style:table-column-properties style:column-width="108.21mm"/>
    </style:style>
    <style:style style:name="Table12.1" style:family="table-row">
      <style:table-row-properties style:min-row-height="75.67mm"/>
    </style:style>
    <style:style style:name="Table12.A1" style:family="table-cell">
      <style:table-cell-properties style:vertical-align="middle" fo:padding="0.97mm" fo:border="none"/>
    </style:style>
    <style:style style:name="Table13" style:family="table">
      <style:table-properties style:width="75.41mm" fo:margin-top="3mm" fo:margin-bottom="3mm" table:align="center"/>
    </style:style>
    <style:style style:name="Table13.A" style:family="table-column">
      <style:table-column-properties style:column-width="33.85mm"/>
    </style:style>
    <style:style style:name="Table13.B" style:family="table-column">
      <style:table-column-properties style:column-width="41.56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language="en" fo:country="GB"/>
    </style:style>
    <style:style style:name="P3" style:family="paragraph" style:parent-style-name="Darktable_20_text">
      <style:text-properties style:font-name="Times New Roman1"/>
    </style:style>
    <style:style style:name="P4" style:family="paragraph" style:parent-style-name="Darktable_20_text">
      <style:text-properties fo:font-size="11pt"/>
    </style:style>
    <style:style style:name="P5" style:family="paragraph" style:parent-style-name="Darktable_20_text">
      <style:text-properties fo:font-weight="normal" style:font-weight-asian="normal" style:font-weight-complex="normal"/>
    </style:style>
    <style:style style:name="P6" style:family="paragraph" style:parent-style-name="Darktable_20_text">
      <style:paragraph-properties fo:text-align="center" style:justify-single-word="false"/>
      <style:text-properties style:font-name="Courier New"/>
    </style:style>
    <style:style style:name="P7" style:family="paragraph" style:parent-style-name="Darktable_20_text">
      <style:text-properties fo:font-style="normal" style:font-style-asian="normal" style:font-style-complex="normal"/>
    </style:style>
    <style:style style:name="P8" style:family="paragraph" style:parent-style-name="Darktable_20_text">
      <style:text-properties fo:font-style="normal" fo:font-weight="normal" style:font-style-asian="normal" style:font-weight-asian="normal" style:font-style-complex="normal" style:font-weight-complex="normal"/>
    </style:style>
    <style:style style:name="P9" style:family="paragraph" style:parent-style-name="Darktable_20_caption">
      <style:paragraph-properties text:number-lines="false" text:line-number="0"/>
    </style:style>
    <style:style style:name="P10" style:family="paragraph" style:parent-style-name="Standard">
      <style:text-properties fo:font-size="11pt"/>
    </style:style>
    <style:style style:name="P11" style:family="paragraph" style:parent-style-name="Table_20_Contents">
      <style:text-properties fo:font-size="11pt"/>
    </style:style>
    <style:style style:name="P12" style:family="paragraph" style:parent-style-name="Table_20_Contents">
      <style:paragraph-properties fo:text-align="center" style:justify-single-word="false"/>
      <style:text-properties fo:font-size="11pt"/>
    </style:style>
    <style:style style:name="P13" style:family="paragraph" style:parent-style-name="Darktable_20_chapter_20_number">
      <style:paragraph-properties fo:break-before="page"/>
    </style:style>
    <style:style style:name="P14" style:family="paragraph" style:parent-style-name="Text_20_body">
      <style:text-properties fo:font-style="normal" style:font-style-asian="normal" style:font-style-complex="normal"/>
    </style:style>
    <style:style style:name="P15" style:family="paragraph" style:parent-style-name="Darktable_20_text">
      <style:paragraph-properties fo:margin-top="0mm" fo:margin-bottom="2.12mm"/>
    </style:style>
    <style:style style:name="P16" style:family="paragraph" style:parent-style-name="Figure">
      <style:paragraph-properties fo:text-align="center" style:justify-single-word="false"/>
    </style:style>
    <style:style style:name="P17" style:family="paragraph" style:parent-style-name="Darktable_20_text" style:list-style-name="L1"/>
    <style:style style:name="P18" style:family="paragraph" style:parent-style-name="Darktable_20_text" style:list-style-name="L2"/>
    <style:style style:name="P19" style:family="paragraph" style:parent-style-name="Darktable_20_text" style:list-style-name="L3"/>
    <style:style style:name="P20" style:family="paragraph" style:parent-style-name="Darktable_20_text" style:list-style-name="L4"/>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use-window-font-color="true" fo:font-style="italic" fo:font-weight="bold"/>
    </style:style>
    <style:style style:name="T11" style:family="text">
      <style:text-properties fo:font-size="11pt"/>
    </style:style>
    <style:style style:name="T12" style:family="text">
      <style:text-properties style:font-name="Times New Roman1"/>
    </style:style>
    <style:style style:name="T13" style:family="text">
      <style:text-properties fo:font-size="8pt" style:font-size-asian="8pt" style:font-size-complex="8pt"/>
    </style:style>
    <style:style style:name="T14" style:family="text">
      <style:text-properties fo:font-size="8pt" fo:font-style="italic" style:font-size-asian="8pt" style:font-style-asian="italic" style:font-name-complex="Lohit Devanagari" style:font-size-complex="8pt" style:font-style-complex="italic"/>
    </style:style>
    <style:style style:name="fr1"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3mm" style:run-through="foreground" style:wrap="none" style:vertical-pos="from-top" style:vertical-rel="paragraph" style:horizontal-pos="from-left" style:horizontal-rel="paragraph" fo:padding="0mm" fo:border="none"/>
    </style:style>
    <style:style style:name="fr5"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7"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tyle>
    <style:style style:name="fr8" style:family="graphic" style:parent-style-name="Frame">
      <style:graphic-properties fo:margin-left="0mm" fo:margin-right="0mm" fo:margin-top="0mm" fo:margin-bottom="3mm" style:wrap="none" style:vertical-pos="from-top" style:vertical-rel="paragraph" style:horizontal-pos="from-left" style:horizontal-rel="paragraph" fo:padding="0mm" fo:border="none"/>
    </style:style>
    <style:style style:name="fr9" style:family="graphic" style:parent-style-name="Frame">
      <style:graphic-properties fo:margin-left="0mm" fo:margin-right="0mm" fo:margin-top="0mm" fo:margin-bottom="4.99mm" style:run-through="foreground" style:wrap="parallel" style:number-wrapped-paragraphs="no-limit" style:vertical-pos="from-top" style:vertical-rel="paragraph" style:horizontal-pos="from-left" style:horizontal-rel="paragraph" fo:padding="0mm" fo:border="none"/>
    </style:style>
    <style:style style:name="fr10"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11"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12" style:family="graphic" style:parent-style-name="Frame">
      <style:graphic-properties fo:margin-left="4.99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13" style:family="graphic" style:parent-style-name="Frame">
      <style:graphic-properties fo:margin-left="0mm" fo:margin-right="0mm" fo:margin-top="0mm" fo:margin-bottom="3mm" style:wrap="dynamic" style:number-wrapped-paragraphs="no-limit" style:vertical-pos="from-top" style:vertical-rel="paragraph" style:horizontal-pos="center" style:horizontal-rel="paragraph" fo:padding="0mm" fo:border="none"/>
    </style:style>
    <style:style style:name="fr14"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15" style:family="graphic" style:parent-style-name="Frame">
      <style:graphic-properties fo:margin-left="4.99mm" fo:margin-right="0mm" fo:margin-top="0mm" fo:margin-bottom="3mm" style:run-through="foreground" style:wrap="none" style:vertical-pos="from-top" style:vertical-rel="paragraph" style:horizontal-pos="center" style:horizontal-rel="paragraph" fo:padding="0mm" fo:border="none"/>
    </style:style>
    <style:style style:name="fr16"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17" style:family="graphic" style:parent-style-name="Frame">
      <style:graphic-properties fo:margin-left="0mm" fo:margin-right="4.99mm" fo:margin-top="0mm" fo:margin-bottom="2.5mm" style:run-through="foreground" style:wrap="parallel" style:number-wrapped-paragraphs="no-limit" style:vertical-pos="from-top" style:vertical-rel="paragraph" style:horizontal-pos="from-left" style:horizontal-rel="paragraph" fo:padding="0mm" fo:border="none"/>
    </style:style>
    <style:style style:name="fr18" style:family="graphic" style:parent-style-name="Frame">
      <style:graphic-properties fo:margin-left="0mm" fo:margin-right="0mm" fo:margin-top="0mm" fo:margin-bottom="3mm" style:wrap="dynamic" style:number-wrapped-paragraphs="no-limit" style:vertical-pos="top" style:vertical-rel="paragraph" style:horizontal-pos="center" style:horizontal-rel="paragraph" fo:padding="0mm" fo:border="none"/>
    </style:style>
    <style:style style:name="fr19" style:family="graphic" style:parent-style-name="Frame">
      <style:graphic-properties fo:margin-left="0mm" fo:margin-right="0mm" fo:margin-top="0mm" fo:margin-bottom="3mm" style:wrap="none" style:vertical-pos="from-top" style:vertical-rel="paragraph" style:horizontal-pos="center" style:horizontal-rel="paragraph" fo:background-color="transparent" style:background-transparency="100%" fo:padding="0mm" fo:border="none" style:shadow="none">
        <style:background-image/>
      </style:graphic-properties>
    </style:style>
    <style:style style:name="fr20"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from-left" style:horizontal-rel="paragraph" fo:padding="0mm" fo:border="none"/>
    </style:style>
    <style:style style:name="fr21" style:family="graphic" style:parent-style-name="Frame">
      <style:graphic-properties fo:margin-left="0mm" fo:margin-right="0mm" fo:margin-top="0mm" fo:margin-bottom="3mm" style:wrap="none" style:vertical-pos="from-top" style:vertical-rel="paragraph" style:horizontal-pos="center" style:horizontal-rel="paragraph" fo:padding="0mm" fo:border="none"/>
    </style:style>
    <style:style style:name="fr22" style:family="graphic" style:parent-style-name="Frame">
      <style:graphic-properties fo:margin-left="0mm" fo:margin-right="0mm" fo:margin-top="0mm" fo:margin-bottom="3mm" style:wrap="dynamic" style:number-wrapped-paragraphs="no-limit" style:vertical-pos="from-top" style:vertical-rel="paragraph" style:horizontal-pos="from-left" style:horizontal-rel="paragraph" fo:padding="0mm" fo:border="none"/>
    </style:style>
    <style:style style:name="fr23" style:family="graphic" style:parent-style-name="Frame">
      <style:graphic-properties fo:margin-left="4.99mm" fo:margin-right="0mm" fo:margin-top="0mm" fo:margin-bottom="3mm" style:wrap="dynamic" style:number-wrapped-paragraphs="no-limit" style:vertical-pos="from-top" style:vertical-rel="paragraph" style:horizontal-pos="center" style:horizontal-rel="paragraph" fo:padding="0mm" fo:border="none"/>
    </style:style>
    <style:style style:name="fr24" style:family="graphic" style:parent-style-name="Frame">
      <style:graphic-properties fo:margin-left="0mm" fo:margin-right="4.99mm" fo:margin-top="0mm" fo:margin-bottom="3mm" style:run-through="foreground" style:wrap="none" style:vertical-pos="from-top" style:vertical-rel="paragraph" style:horizontal-pos="center" style:horizontal-rel="paragraph" fo:padding="0mm" fo:border="none"/>
    </style:style>
    <style:style style:name="fr25"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26" style:family="graphic" style:parent-style-name="Frame">
      <style:graphic-properties fo:margin-left="0mm" fo:margin-right="4.99mm" fo:margin-top="0mm" fo:margin-bottom="3mm" style:run-through="foreground" style:wrap="none" style:vertical-pos="top" style:vertical-rel="paragraph" style:horizontal-pos="from-left" style:horizontal-rel="paragraph" fo:padding="0mm" fo:border="none"/>
    </style:style>
    <style:style style:name="fr27" style:family="graphic" style:parent-style-name="Frame">
      <style:graphic-properties fo:margin-left="0mm" fo:margin-right="0mm" fo:margin-top="0mm" fo:margin-bottom="0mm" style:run-through="foreground" style:wrap="none" style:vertical-pos="top" style:vertical-rel="paragraph" style:horizontal-pos="from-left" style:horizontal-rel="paragraph" fo:padding="0mm" fo:border="none" style:shadow="none"/>
    </style:style>
    <style:style style:name="fr28"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29"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1"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2"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33"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34"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5"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36"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8"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39"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40"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2"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43"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4"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5"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46"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47" style:family="graphic" style:parent-style-name="Graphics">
      <style:graphic-properties style:run-through="foreground" style:wrap="none"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48"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49"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50" style:family="graphic" style:parent-style-name="Graphics">
      <style:graphic-properties fo:margin-left="0mm" fo:margin-right="0mm" fo:margin-top="0mm" fo:margin-bottom="0.11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1" style:family="graphic" style:parent-style-name="Graphics">
      <style:graphic-properties style:run-through="background" style:wrap="run-through" style:number-wrapped-paragraphs="no-limit"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52" style:family="graphic" style:parent-style-name="Graphics">
      <style:graphic-properties style:run-through="background" style:wrap="run-through" style:number-wrapped-paragraphs="no-limit" style:vertical-pos="from-top" style:horizontal-pos="right" style:horizontal-rel="paragraph" style:mirror="none" fo:clip="rect(0mm, 0mm, 0mm, 0mm)" draw:luminance="0%" draw:contrast="0%" draw:red="0%" draw:green="0%" draw:blue="0%" draw:gamma="100%" draw:color-inversion="false" draw:image-opacity="100%" draw:color-mode="standard"/>
    </style:style>
    <style:style style:name="fr53" style:family="graphic" style:parent-style-name="Graphics">
      <style:graphic-properties style:run-through="background" style:wrap="run-through" style:number-wrapped-paragraphs="no-limit"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space-before="7.48mm" text:min-label-width="4.99mm"/>
      </text:list-level-style-bullet>
      <text:list-level-style-bullet text:level="2" text:style-name="Bullet_20_Symbols" text:bullet-char="•">
        <style:list-level-properties text:space-before="19.95mm" text:min-label-width="4.99mm"/>
      </text:list-level-style-bullet>
      <text:list-level-style-bullet text:level="3" text:style-name="Bullet_20_Symbols" text:bullet-char="•">
        <style:list-level-properties text:space-before="32.42mm" text:min-label-width="4.99mm"/>
      </text:list-level-style-bullet>
      <text:list-level-style-bullet text:level="4" text:style-name="Bullet_20_Symbols" text:bullet-char="•">
        <style:list-level-properties text:space-before="44.89mm" text:min-label-width="4.99mm"/>
      </text:list-level-style-bullet>
      <text:list-level-style-bullet text:level="5" text:style-name="Bullet_20_Symbols" text:bullet-char="•">
        <style:list-level-properties text:space-before="57.36mm" text:min-label-width="4.99mm"/>
      </text:list-level-style-bullet>
      <text:list-level-style-bullet text:level="6" text:style-name="Bullet_20_Symbols" text:bullet-char="•">
        <style:list-level-properties text:space-before="69.83mm" text:min-label-width="4.99mm"/>
      </text:list-level-style-bullet>
      <text:list-level-style-bullet text:level="7" text:style-name="Bullet_20_Symbols" text:bullet-char="•">
        <style:list-level-properties text:space-before="82.3mm" text:min-label-width="4.99mm"/>
      </text:list-level-style-bullet>
      <text:list-level-style-bullet text:level="8" text:style-name="Bullet_20_Symbols" text:bullet-char="•">
        <style:list-level-properties text:space-before="94.78mm" text:min-label-width="4.99mm"/>
      </text:list-level-style-bullet>
      <text:list-level-style-bullet text:level="9" text:style-name="Bullet_20_Symbols" text:bullet-char="•">
        <style:list-level-properties text:space-before="107.25mm" text:min-label-width="4.99mm"/>
      </text:list-level-style-bullet>
      <text:list-level-style-bullet text:level="10" text:style-name="Bullet_20_Symbols" text:bullet-char="•">
        <style:list-level-properties text:space-before="119.72mm" text:min-label-width="4.99m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3">3</text:p>
      <text:p text:style-name="Darktable_20_chapter_20_title">Darkroom</text:p>
      <text:p text:style-name="Darktable_20_text">In this chapter we will talk about the darkroom and in particular how to develop RAW photos. The process of developing a photo can be as simple as just generating a viewable picture in JPG or very complex, made of many steps each producing some effect on the original data. This chain of picture manipulations are commonly called workflows. This chapter covers some common workflows, from very simple to more complex ones. In doing so, many darktable plugins are explained in detail so that at the end of this section, the reader will have a deep understanding of the many possibility given by darktable and digital RAW files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to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Darktable_20_text">Let's start by using basic plugins to develop an image.</text:p>
      <text:h text:style-name="Darktable_20_heading_20_2" text:outline-level="3">White balance</text:h>
      <text:p text:style-name="Darktable_20_text">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 white in the photo.</text:p>
      <text:p text:style-name="Darktable_20_text"><text:bookmark-start text:name="__DdeLink__425_455033302"/><text:span text:style-name="T3">White balance is arguably the most important first correction for any raw conversion. Until that aspect has 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Darktable_20_text">The undesired color cast can be due to many factors, the most important one is the color of the light itself. Any light source in fact has a particular color, called “color temperature”, which refers to the relative warmth or coolness of white light.</text:p>
      <table:table table:name="Table1" table:style-name="Table1">
        <table:table-column table:style-name="Table1.A"/>
        <table:table-column table:style-name="Table1.B"/>
        <text:soft-page-break/>
        <table:table-row>
          <table:table-cell table:style-name="Table1.A1" office:value-type="string">
            <text:p text:style-name="P11"><draw:frame draw:style-name="fr29" draw:name="graphics11" text:anchor-type="as-char" svg:width="6.77mm" svg:height="6.77mm" draw:z-index="0"><draw:image xlink:href="Pictures/100002010000008000000080D45F7F9D.png" xlink:type="simple" xlink:show="embed" xlink:actuate="onLoad"/></draw:frame> </text:p>
          </table:table-cell>
          <table:table-cell table:style-name="Table1.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2" table:style-name="Table2">
              <table:table-column table:style-name="Table2.A"/>
              <table:table-column table:style-name="Table2.B"/>
              <table:table-row>
                <table:table-cell table:style-name="Table2.A1" office:value-type="string">
                  <text:p text:style-name="Table_20_Heading">Color temperature</text:p>
                </table:table-cell>
                <table:table-cell table:style-name="Table2.B1" office:value-type="string">
                  <text:p text:style-name="Table_20_Heading">Light source</text:p>
                </table:table-cell>
              </table:table-row>
              <table:table-row>
                <table:table-cell table:style-name="Table2.A2" office:value-type="string">
                  <text:p text:style-name="P11">1000-2000 K</text:p>
                </table:table-cell>
                <table:table-cell table:style-name="Table2.B2" office:value-type="string">
                  <text:p text:style-name="P11">Candlelight</text:p>
                </table:table-cell>
              </table:table-row>
              <table:table-row>
                <table:table-cell table:style-name="Table2.A2" office:value-type="string">
                  <text:p text:style-name="P11">2500-3500 K</text:p>
                </table:table-cell>
                <table:table-cell table:style-name="Table2.B2" office:value-type="string">
                  <text:p text:style-name="P11">Tungsten bulb (household variety)</text:p>
                </table:table-cell>
              </table:table-row>
              <table:table-row>
                <table:table-cell table:style-name="Table2.A2" office:value-type="string">
                  <text:p text:style-name="P11">3000-4000 K</text:p>
                </table:table-cell>
                <table:table-cell table:style-name="Table2.B2" office:value-type="string">
                  <text:p text:style-name="P11">Sunrise/Sunset (clear sky)</text:p>
                </table:table-cell>
              </table:table-row>
              <table:table-row>
                <table:table-cell table:style-name="Table2.A2" office:value-type="string">
                  <text:p text:style-name="P11">4000-5000 K</text:p>
                </table:table-cell>
                <table:table-cell table:style-name="Table2.B2" office:value-type="string">
                  <text:p text:style-name="P11">Fluorescent lamps</text:p>
                </table:table-cell>
              </table:table-row>
              <table:table-row>
                <table:table-cell table:style-name="Table2.A2" office:value-type="string">
                  <text:p text:style-name="P11">5000-5500 K</text:p>
                </table:table-cell>
                <table:table-cell table:style-name="Table2.B2" office:value-type="string">
                  <text:p text:style-name="P11">Electronic flash</text:p>
                </table:table-cell>
              </table:table-row>
              <table:table-row>
                <table:table-cell table:style-name="Table2.A2" office:value-type="string">
                  <text:p text:style-name="P11">5500-6500 K</text:p>
                </table:table-cell>
                <table:table-cell table:style-name="Table2.B2" office:value-type="string">
                  <text:p text:style-name="P11">Daylight with clear sky (sun overhead)</text:p>
                </table:table-cell>
              </table:table-row>
              <table:table-row>
                <table:table-cell table:style-name="Table2.A2" office:value-type="string">
                  <text:p text:style-name="P11">6500-8000 K</text:p>
                </table:table-cell>
                <table:table-cell table:style-name="Table2.B2" office:value-type="string">
                  <text:p text:style-name="P11">Moderately overcast sky</text:p>
                </table:table-cell>
              </table:table-row>
              <table:table-row>
                <table:table-cell table:style-name="Table2.A2" office:value-type="string">
                  <text:p text:style-name="P11">9000-10000 K</text:p>
                </table:table-cell>
                <table:table-cell table:style-name="Table2.B2" office:value-type="string">
                  <text:p text:style-name="P11">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Darktable_20_text">Most cameras provide a few white balance presets, usually represented by the icons below.</text:p>
      <table:table table:name="Table3" table:style-name="Table3">
        <table:table-column table:style-name="Table3.A"/>
        <table:table-column table:style-name="Table3.B"/>
        <table:table-row>
          <table:table-cell table:style-name="Table3.A1" office:value-type="string">
            <text:p text:style-name="P12"><draw:frame draw:style-name="fr30" draw:name="graphics12" text:anchor-type="as-char" svg:width="17.46mm" svg:height="6.61mm" draw:z-index="22"><draw:image xlink:href="Pictures/1000000000000042000000192D399896.png" xlink:type="simple" xlink:show="embed" xlink:actuate="onLoad"/></draw:frame></text:p>
          </table:table-cell>
          <table:table-cell table:style-name="Table3.B1" office:value-type="string">
            <text:p text:style-name="P12">Auto white balance</text:p>
          </table:table-cell>
        </table:table-row>
        <table:table-row>
          <table:table-cell table:style-name="Table3.A2" office:value-type="string">
            <text:p text:style-name="P12"><draw:frame draw:style-name="fr31" draw:name="graphics2" text:anchor-type="as-char" svg:width="12.96mm" svg:height="6.61mm" draw:z-index="24"><draw:image xlink:href="Pictures/100000000000003100000019E2CE6325.png" xlink:type="simple" xlink:show="embed" xlink:actuate="onLoad"/></draw:frame></text:p>
          </table:table-cell>
          <table:table-cell table:style-name="Table3.B9" office:value-type="string">
            <text:p text:style-name="P12">Custom</text:p>
          </table:table-cell>
        </table:table-row>
        <table:table-row>
          <table:table-cell table:style-name="Table3.A2" office:value-type="string">
            <text:p text:style-name="P12"><draw:frame draw:style-name="fr30" draw:name="graphics3" text:anchor-type="as-char" svg:width="10.32mm" svg:height="6.61mm" draw:z-index="26"><draw:image xlink:href="Pictures/100000000000002700000019894D1254.png" xlink:type="simple" xlink:show="embed" xlink:actuate="onLoad"/></draw:frame></text:p>
          </table:table-cell>
          <table:table-cell table:style-name="Table3.B9" office:value-type="string">
            <text:p text:style-name="P12">Kelvin</text:p>
          </table:table-cell>
        </table:table-row>
        <table:table-row>
          <table:table-cell table:style-name="Table3.A2" office:value-type="string">
            <text:p text:style-name="P12"><draw:frame draw:style-name="fr30" draw:name="graphics4" text:anchor-type="as-char" svg:width="8.73mm" svg:height="8.2mm" draw:z-index="29"><draw:image xlink:href="Pictures/10000000000000210000001FFCC62DE0.png" xlink:type="simple" xlink:show="embed" xlink:actuate="onLoad"/></draw:frame></text:p>
          </table:table-cell>
          <table:table-cell table:style-name="Table3.B9" office:value-type="string">
            <text:p text:style-name="P12">Tungsten</text:p>
          </table:table-cell>
        </table:table-row>
        <table:table-row>
          <table:table-cell table:style-name="Table3.A2" office:value-type="string">
            <text:p text:style-name="P12"><draw:frame draw:style-name="fr30" draw:name="graphics5" text:anchor-type="as-char" svg:width="7.94mm" svg:height="7.67mm" draw:z-index="31"><draw:image xlink:href="Pictures/100000000000001E0000001DA24E57B3.png" xlink:type="simple" xlink:show="embed" xlink:actuate="onLoad"/></draw:frame></text:p>
          </table:table-cell>
          <table:table-cell table:style-name="Table3.B9" office:value-type="string">
            <text:p text:style-name="P12">Fluorescent</text:p>
          </table:table-cell>
        </table:table-row>
        <table:table-row>
          <table:table-cell table:style-name="Table3.A2" office:value-type="string">
            <text:p text:style-name="P12"><draw:frame draw:style-name="fr30" draw:name="graphics6" text:anchor-type="as-char" svg:width="7.67mm" svg:height="7.67mm" draw:z-index="33"><draw:image xlink:href="Pictures/100000000000001D0000001D1D439CAD.png" xlink:type="simple" xlink:show="embed" xlink:actuate="onLoad"/></draw:frame></text:p>
          </table:table-cell>
          <table:table-cell table:style-name="Table3.B9" office:value-type="string">
            <text:p text:style-name="P12">Daylight</text:p>
          </table:table-cell>
        </table:table-row>
        <table:table-row>
          <table:table-cell table:style-name="Table3.A2" office:value-type="string">
            <text:p text:style-name="P12"><draw:frame draw:style-name="fr30" draw:name="graphics7" text:anchor-type="as-char" svg:width="4.76mm" svg:height="7.67mm" draw:z-index="35"><draw:image xlink:href="Pictures/10000000000000120000001DA21C6E70.png" xlink:type="simple" xlink:show="embed" xlink:actuate="onLoad"/></draw:frame></text:p>
          </table:table-cell>
          <table:table-cell table:style-name="Table3.B9" office:value-type="string">
            <text:p text:style-name="P12">Flash</text:p>
          </table:table-cell>
        </table:table-row>
        <table:table-row>
          <table:table-cell table:style-name="Table3.A2" office:value-type="string">
            <text:p text:style-name="P12"><draw:frame draw:style-name="fr30" draw:name="graphics8" text:anchor-type="as-char" svg:width="10.32mm" svg:height="6.88mm" draw:z-index="36"><draw:image xlink:href="Pictures/10000000000000270000001A20EF8581.png" xlink:type="simple" xlink:show="embed" xlink:actuate="onLoad"/></draw:frame></text:p>
          </table:table-cell>
          <table:table-cell table:style-name="Table3.B9" office:value-type="string">
            <text:p text:style-name="P12">Cloudy</text:p>
          </table:table-cell>
        </table:table-row>
        <table:table-row>
          <table:table-cell table:style-name="Table3.A2" office:value-type="string">
            <text:p text:style-name="P12"><draw:frame draw:style-name="fr30" draw:name="graphics9" text:anchor-type="as-char" svg:width="10.85mm" svg:height="7.14mm" draw:z-index="38"><draw:image xlink:href="Pictures/10000000000000290000001BB1E7ED44.png" xlink:type="simple" xlink:show="embed" xlink:actuate="onLoad"/></draw:frame></text:p>
          </table:table-cell>
          <table:table-cell table:style-name="Table3.B9" office:value-type="string">
            <text:p text:style-name="P12">Shade</text:p>
          </table:table-cell>
        </table:table-row>
      </table:table>
      <text:p text:style-name="Darktable_20_text">The first three white balances allow for a range of color temperatures. <text:span text:style-name="T4">Auto white balance</text:span> is available in all digital cameras and uses a best guess algorithm within a limited range — usually between 3000/4000 K and 7000 K. <text:span text:style-name="T4">Custom white balance</text:span> allows you to take a picture of a known gray reference under the same lighting, and then set that as the white balance for future photos. With "Kelvin" you can set the color temperature over a broad range.</text:p>
      <text:p text:style-name="Darktable_20_text"><text:soft-page-break/>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3">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3"><text:sequence-ref text:reference-format="category-and-value" text:ref-name="refFigure0">Figure 1</text:sequence-ref></text:span><text:span text:style-name="T3">.</text:span></text:p>
      <text:p text:style-name="Darktable_20_text"><draw:frame draw:style-name="fr1" draw:name="Frame1" text:anchor-type="paragraph" svg:width="76.45mm" draw:z-index="10"><draw:text-box fo:min-height="59.78mm"><text:p text:style-name="Darktable_20_caption"><draw:frame draw:style-name="fr32" draw:name="graphics10" text:anchor-type="paragraph" svg:x="0.04mm" svg:y="0.02mm" svg:width="76.45mm" style:rel-width="100%" svg:height="59.78mm" style:rel-height="scale" draw:z-index="11"><draw:image xlink:href="../../tutorial/images/ui_white_balance_filter.png" xlink:type="simple" xlink:show="embed" xlink:actuate="onLoad"/></draw:frame>Figure <text:sequence text:ref-name="refFigure0" text:name="Figure" style:num-format="1">1</text:sequence>: white balance plugin</text:p></draw:text-box></draw:frame>There are three ways to affect the white balance of a picture:</text:p>
      <text:list xml:id="list1284714703" text:style-name="L1">
        <text:list-item>
          <text:p text:style-name="P17">changing tint, temperature in and temperature out;</text:p>
        </text:list-item>
        <text:list-item>
          <text:p text:style-name="P17">modifying the values of red, green and blue;</text:p>
        </text:list-item>
        <text:list-item>
          <text:p text:style-name="P17">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Since the color cast is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3">White balance with tint and temperature is based on adjusting the light temperature so to warm or cool the colors of the picture. Temperature in and temperature out represents the scale of light temperature from a minimum of 3000 K to a maximum 12000 K. Temperature in varies from blue</text:span> to yellow,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2" draw:name="Frame2" text:anchor-type="paragraph" svg:x="10mm" svg:y="0mm" svg:width="69.92mm" draw:z-index="4"><draw:text-box fo:min-height="59.13mm"><text:p text:style-name="Darktable_20_caption"><draw:frame draw:style-name="fr33" draw:name="graphics121" text:anchor-type="paragraph" svg:y="0.02mm" svg:width="34.96mm" style:rel-width="50%" svg:height="52.92mm" style:rel-height="scale" draw:z-index="72"><draw:image xlink:href="../images/fosdinovo-0.1-5000-5000.jpg" xlink:type="simple" xlink:show="embed" xlink:actuate="onLoad"/></draw:frame>Figure <text:sequence text:ref-name="refFigure1" text:name="Figure" text:formula="ooow:Figure+1" style:num-format="1">2</text:sequence>: T: 0.1, Ki: 5000, Ko: 5000</text:p></draw:text-box></draw:frame><draw:frame draw:style-name="fr3" draw:name="Frame3" text:anchor-type="paragraph" svg:x="90.01mm" svg:y="0mm" svg:width="69.92mm" draw:z-index="21"><draw:text-box fo:min-height="59.13mm"><text:p text:style-name="Darktable_20_caption"><draw:frame draw:style-name="fr33" draw:name="graphics13" text:anchor-type="paragraph" svg:y="0.02mm" svg:width="34.96mm" style:rel-width="50%" svg:height="52.92mm" style:rel-height="scale" draw:z-index="23"><draw:image xlink:href="../images/fosdinovo-5-5000-5000.jpg" xlink:type="simple" xlink:show="embed" xlink:actuate="onLoad"/></draw:frame>Figure <text:sequence text:ref-name="refFigure2" text:name="Figure" text:formula="ooow:Figure+1" style:num-format="1">3</text:sequence>: T: 5, Ki: 5000, Ko: 5000</text:p></draw:text-box></draw:frame><draw:frame draw:style-name="fr4" draw:name="Frame4" text:anchor-type="paragraph" svg:x="10mm" svg:y="60.01mm" svg:width="69.92mm" draw:z-index="41"><draw:text-box fo:min-height="59.13mm"><text:p text:style-name="Darktable_20_caption"><draw:frame draw:style-name="fr33" draw:name="graphics14" text:anchor-type="paragraph" svg:y="0.02mm" svg:width="34.96mm" style:rel-width="50%" svg:height="52.92mm" style:rel-height="scale" draw:z-index="42"><draw:image xlink:href="../images/fosdinovo-1-3000-12000.jpg" xlink:type="simple" xlink:show="embed" xlink:actuate="onLoad"/></draw:frame>Figure <text:sequence text:ref-name="refFigure3" text:name="Figure" text:formula="ooow:Figure+1" style:num-format="1">4</text:sequence>: T: 1, Ki: 3000, Ko: 12000</text:p></draw:text-box></draw:frame><draw:frame draw:style-name="fr4" draw:name="Frame5" text:anchor-type="paragraph" svg:x="90.01mm" svg:y="60.01mm" svg:width="69.92mm" draw:z-index="54"><draw:text-box fo:min-height="59.13mm"><text:p text:style-name="Darktable_20_caption"><draw:frame draw:style-name="fr33" draw:name="graphics15" text:anchor-type="paragraph" svg:y="0.02mm" svg:width="34.96mm" style:rel-width="50%" svg:height="52.92mm" style:rel-height="scale" draw:z-index="55"><draw:image xlink:href="../images/fosdinovo-1-12000-3000.jpg" xlink:type="simple" xlink:show="embed" xlink:actuate="onLoad"/></draw:frame>Figure <text:sequence text:ref-name="refFigure4" text:name="Figure" text:formula="ooow:Figure+1" style:num-format="1">5</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5">Figure 6</text:sequence-ref>.</text:p>
      <text:p text:style-name="Darktable_20_text"><draw:frame draw:style-name="fr4" draw:name="Frame6" text:anchor-type="paragraph" svg:x="50.04mm" svg:y="5.27mm" svg:width="88.97mm" draw:z-index="73"><draw:text-box fo:min-height="59.43mm"><text:p text:style-name="Darktable_20_caption"><draw:frame draw:style-name="fr33" draw:name="graphics16" text:anchor-type="paragraph" svg:y="0.02mm" svg:width="35.6mm" style:rel-width="40%" svg:height="52.92mm" style:rel-height="scale" draw:z-index="74"><draw:image xlink:href="../images/fosdinovo-1.316-4709-5000.jpg" xlink:type="simple" xlink:show="embed" xlink:actuate="onLoad"/></draw:frame>Figure <text:sequence text:ref-name="refFigure5" text:name="Figure" text:formula="ooow:Figure+1" style:num-format="1">6</text:sequence>: T: 1,316, Ki: 4709, Ko: 5000</text:p></draw:text-box></draw:frame></text:p>
      <text:p text:style-name="Darktable_20_heading_20_3">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9">Figure 10</text:sequence-ref> shows the correct values.</text:p>
      <text:p text:style-name="Darktable_20_heading_20_3"><draw:frame draw:style-name="fr2" draw:name="Frame81" text:anchor-type="paragraph" svg:x="90.01mm" svg:y="0mm" svg:width="69.92mm" draw:z-index="15"><draw:text-box fo:min-height="59.13mm"><text:p text:style-name="Darktable_20_caption"><draw:frame draw:style-name="fr33" draw:name="graphics18" text:anchor-type="paragraph" svg:y="0.02mm" svg:width="34.96mm" style:rel-width="50%" svg:height="52.92mm" style:rel-height="scale" draw:z-index="16"><draw:image xlink:href="../images/fosdinovo-1-5-1.jpg" xlink:type="simple" xlink:show="embed" xlink:actuate="onLoad"/></draw:frame>Figure <text:sequence text:ref-name="refFigure6" text:name="Figure" text:formula="ooow:Figure+1" style:num-format="1">8</text:sequence>: R:1, G: 5, B: 1</text:p></draw:text-box></draw:frame><draw:frame draw:style-name="fr2" draw:name="Frame7" text:anchor-type="paragraph" svg:x="10mm" svg:y="0mm" svg:width="69.92mm" draw:z-index="19"><draw:text-box fo:min-height="59.13mm"><text:p text:style-name="Darktable_20_caption"><draw:frame draw:style-name="fr33" draw:name="graphics17" text:anchor-type="paragraph" svg:y="0.02mm" svg:width="34.96mm" style:rel-width="50%" svg:height="52.92mm" style:rel-height="scale" draw:z-index="20"><draw:image xlink:href="../images/fosdinovo-5-1-1.jpg" xlink:type="simple" xlink:show="embed" xlink:actuate="onLoad"/></draw:frame>Figure <text:sequence text:ref-name="refFigure7" text:name="Figure" text:formula="ooow:Figure+1" style:num-format="1">7</text:sequence>: R: 5, G: 1, B: 1</text:p></draw:text-box></draw:frame><draw:frame draw:style-name="fr4" draw:name="Frame9" text:anchor-type="paragraph" svg:x="10mm" svg:y="59.41mm" svg:width="69.92mm" draw:z-index="28"><draw:text-box fo:min-height="59.13mm"><text:p text:style-name="Darktable_20_caption"><draw:frame draw:style-name="fr33" draw:name="graphics19" text:anchor-type="paragraph" svg:y="0.02mm" svg:width="34.96mm" style:rel-width="50%" svg:height="52.92mm" style:rel-height="scale" draw:z-index="30"><draw:image xlink:href="../images/fosdinovo-1-1-5.jpg" xlink:type="simple" xlink:show="embed" xlink:actuate="onLoad"/></draw:frame>Figure <text:sequence text:ref-name="refFigure8" text:name="Figure" text:formula="ooow:Figure+1" style:num-format="1">9</text:sequence>: R: 5, G: 1, B: 1</text:p></draw:text-box></draw:frame><draw:frame draw:style-name="fr4" draw:name="Frame10" text:anchor-type="paragraph" svg:x="90.01mm" svg:y="59.41mm" svg:width="69.92mm" draw:z-index="39"><draw:text-box fo:min-height="59.13mm"><text:p text:style-name="Darktable_20_caption"><draw:frame draw:style-name="fr33" draw:name="graphics20" text:anchor-type="paragraph" svg:y="0.02mm" svg:width="34.96mm" style:rel-width="50%" svg:height="52.92mm" style:rel-height="scale" draw:z-index="40"><draw:image xlink:href="../images/fosdinovo-1.316-4709-5000.jpg" xlink:type="simple" xlink:show="embed" xlink:actuate="onLoad"/></draw:frame>Figure <text:sequence text:ref-name="refFigure9" text:name="Figure" text:formula="ooow:Figure+1" style:num-format="1">10</text:sequence>: R: <text:span text:style-name="T8">1.566, G: 1, B: 1.257</text:span></text:p></draw:text-box></draw:frame><text:soft-page-break/>White balance with preset values</text:p>
      <text:p text:style-name="P2">Darktable provides a number of presets of white balance suitable to the most common lighting conditions. These are:</text:p>
      <text:list xml:id="list75883029" text:style-name="L2">
        <text:list-item>
          <text:p text:style-name="P18">Camera white balance</text:p>
        </text:list-item>
        <text:list-item>
          <text:p text:style-name="P18">Spot white balance</text:p>
        </text:list-item>
        <text:list-item>
          <text:p text:style-name="P18">Passthrough</text:p>
        </text:list-item>
        <text:list-item>
          <text:p text:style-name="P18">Daylight</text:p>
        </text:list-item>
        <text:list-item>
          <text:p text:style-name="P18">Shade</text:p>
        </text:list-item>
        <text:list-item>
          <text:p text:style-name="P18">Cloudy</text:p>
        </text:list-item>
        <text:list-item>
          <text:p text:style-name="P18">Tungsten</text:p>
        </text:list-item>
        <text:list-item>
          <text:p text:style-name="P18">White fluorescent</text:p>
        </text:list-item>
        <text:list-item>
          <text:p text:style-name="P18">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10">Figure 11</text:sequence-ref> and <text:sequence-ref text:reference-format="category-and-value" text:ref-name="refFigure11">Figure 12</text:sequence-ref> illustrate white balance with two different spots.</text:p>
      <text:p text:style-name="Darktable_20_text"><draw:frame draw:style-name="fr4" draw:name="Frame11" text:anchor-type="paragraph" svg:x="10mm" svg:y="0mm" svg:width="69.92mm" draw:z-index="45"><draw:text-box fo:min-height="59.13mm"><text:p text:style-name="Darktable_20_caption"><draw:frame draw:style-name="fr33" draw:name="graphics21" text:anchor-type="paragraph" svg:y="0.02mm" svg:width="34.96mm" style:rel-width="50%" svg:height="52.92mm" style:rel-height="scale" draw:z-index="46"><draw:image xlink:href="../images/fosdinovo-spot-1.jpg" xlink:type="simple" xlink:show="embed" xlink:actuate="onLoad"/></draw:frame>Figure <text:sequence text:ref-name="refFigure10" text:name="Figure" text:formula="ooow:Figure+1" style:num-format="1">11</text:sequence>: spot white balance I</text:p></draw:text-box></draw:frame><draw:frame draw:style-name="fr4" draw:name="Frame12" text:anchor-type="paragraph" svg:x="90.01mm" svg:y="0mm" svg:width="69.92mm" draw:z-index="50"><draw:text-box fo:min-height="59.13mm"><text:p text:style-name="Darktable_20_caption"><draw:frame draw:style-name="fr33" draw:name="graphics22" text:anchor-type="paragraph" svg:y="0.02mm" svg:width="34.96mm" style:rel-width="50%" svg:height="52.92mm" style:rel-height="scale" draw:z-index="51"><draw:image xlink:href="../images/fosdinovo-spot-2.jpg" xlink:type="simple" xlink:show="embed" xlink:actuate="onLoad"/></draw:frame>Figure <text:sequence text:ref-name="refFigure11" text:name="Figure" text:formula="ooow:Figure+1" style:num-format="1">12</text:sequence>: spot white balance II</text:p></draw:text-box></draw:frame><text:soft-page-break/>The next six presets are based on different kind of lighting conditions, which correspond, for the image used in this section, to the color temperatures in the table below.</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Preset</text:p>
          </table:table-cell>
          <table:table-cell table:style-name="Table4.A1" office:value-type="string">
            <text:p text:style-name="Table_20_Heading">Tint</text:p>
          </table:table-cell>
          <table:table-cell table:style-name="Table4.C1" office:value-type="string">
            <text:p text:style-name="Table_20_Heading">Temperature</text:p>
          </table:table-cell>
        </table:table-row>
        <table:table-row>
          <table:table-cell table:style-name="Table4.A2" office:value-type="string">
            <text:p text:style-name="P11">Daylight</text:p>
          </table:table-cell>
          <table:table-cell table:style-name="Table4.A2" office:value-type="string">
            <text:p text:style-name="P12">0.978</text:p>
          </table:table-cell>
          <table:table-cell table:style-name="Table4.C2" office:value-type="string">
            <text:p text:style-name="P12">5285 K</text:p>
          </table:table-cell>
        </table:table-row>
        <table:table-row>
          <table:table-cell table:style-name="Table4.A2" office:value-type="string">
            <text:p text:style-name="P11">Shade</text:p>
          </table:table-cell>
          <table:table-cell table:style-name="Table4.A2" office:value-type="string">
            <text:p text:style-name="P12">0.952</text:p>
          </table:table-cell>
          <table:table-cell table:style-name="Table4.C2" office:value-type="string">
            <text:p text:style-name="P12">6523 K</text:p>
          </table:table-cell>
        </table:table-row>
        <table:table-row>
          <table:table-cell table:style-name="Table4.A2" office:value-type="string">
            <text:p text:style-name="P11">Cloudy</text:p>
          </table:table-cell>
          <table:table-cell table:style-name="Table4.A2" office:value-type="string">
            <text:p text:style-name="P12">0.964</text:p>
          </table:table-cell>
          <table:table-cell table:style-name="Table4.C2" office:value-type="string">
            <text:p text:style-name="P12">5870 K</text:p>
          </table:table-cell>
        </table:table-row>
        <table:table-row>
          <table:table-cell table:style-name="Table4.A2" office:value-type="string">
            <text:p text:style-name="P11">Tungsten</text:p>
          </table:table-cell>
          <table:table-cell table:style-name="Table4.A2" office:value-type="string">
            <text:p text:style-name="P12">1.064</text:p>
          </table:table-cell>
          <table:table-cell table:style-name="Table4.C2" office:value-type="string">
            <text:p text:style-name="P12">3641 K</text:p>
          </table:table-cell>
        </table:table-row>
        <table:table-row>
          <table:table-cell table:style-name="Table4.A2" office:value-type="string">
            <text:p text:style-name="P11">White fluorescent</text:p>
          </table:table-cell>
          <table:table-cell table:style-name="Table4.A2" office:value-type="string">
            <text:p text:style-name="P12">0.962</text:p>
          </table:table-cell>
          <table:table-cell table:style-name="Table4.C2" office:value-type="string">
            <text:p text:style-name="P12">4129 K</text:p>
          </table:table-cell>
        </table:table-row>
        <table:table-row>
          <table:table-cell table:style-name="Table4.A2" office:value-type="string">
            <text:p text:style-name="P11">Flash</text:p>
          </table:table-cell>
          <table:table-cell table:style-name="Table4.A2" office:value-type="string">
            <text:p text:style-name="P12">0.941</text:p>
          </table:table-cell>
          <table:table-cell table:style-name="Table4.C2" office:value-type="string">
            <text:p text:style-name="P12">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 </text:p>
      <text:p text:style-name="Darktable_20_text">A gray card is a flat object of a neutral gray color that derives from a flat reflectance spectrum which usually has a 18% reflectance across the visible spectrum and a white reverse side which has a 90% reflectance. The 18% value comes from the non linear way our eye and brain perceive reflectance so that 18% reflectance is perceived like middle gray.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Darktable_20_heading_20_4">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text:soft-page-break/>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5" draw:name="Frame13" text:anchor-type="paragraph" svg:width="75.39mm" draw:z-index="1"><draw:text-box fo:min-height="16.4mm"><text:p text:style-name="Darktable_20_caption"><draw:frame draw:style-name="fr32" draw:name="graphics23" text:anchor-type="paragraph" svg:x="0.04mm" svg:y="0.02mm" svg:width="75.39mm" style:rel-width="100%" svg:height="16.4mm" style:rel-height="scale" draw:z-index="2"><draw:image xlink:href="../images/wb_preset.png" xlink:type="simple" xlink:show="embed" xlink:actuate="onLoad"/></draw:frame>Figure <text:sequence text:ref-name="refFigure12"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f how to use lighttable). Now it is sufficient to select all images the same settings should be applied and press the paste button. This will apply the workflow previously copied to all selected images.</text:p>
      <text:h text:style-name="Darktable_20_heading_20_1" text:outline-level="2">Composition enhancing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a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3">Theme, Emphasis</text:span></text:span><text:span text:style-name="Darktable_20_emphasis"><text:span text:style-name="T9"> and </text:span></text:span><text:span text:style-name="Darktable_20_emphasis"><text:span text:style-name="T3">Simplicity</text:span></text:span>. All three things help to focus the attention on the subject. The subject is what the photographer intended to take a picture of, <text:s/>placing emphasis on i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We can show emphasis through framing choice, whether we uses a vertical or horizontal format. Or we might show emphasis by the placement of the subject. Or we might use selective focus to simplify the background or by drawing the viewers attention to a certain spot within the frame using perspective. </text:p>
      <text:p text:style-name="Darktable_20_text"><text:soft-page-break/><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 silver bullet rule that makes a well composed photo.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good composition is that the picture should have one clear principal idea, a center of interest to which the viewer's eyes are attracted. Secondary elements in the picture must support the primary topic, otherwise they become disturbances, diminishing the power of the main message.</text:p>
      <table:table table:name="Table6" table:style-name="Table6">
        <table:table-column table:style-name="Table6.A"/>
        <table:table-column table:style-name="Table6.B"/>
        <table:table-row>
          <table:table-cell table:style-name="Table6.A1" office:value-type="string">
            <text:p text:style-name="P11"><draw:frame draw:style-name="fr34" draw:name="graphics52" text:anchor-type="char" svg:width="6.77mm" svg:height="6.77mm" draw:z-index="3"><draw:image xlink:href="Pictures/100002010000008000000080D45F7F9D.png" xlink:type="simple" xlink:show="embed" xlink:actuate="onLoad"/></draw:frame> </text:p>
          </table:table-cell>
          <table:table-cell table:style-name="Table6.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good pictures.</text:p>
          </table:table-cell>
        </table:table-row>
      </table:table>
      <text:p text:style-name="Darktable_20_text">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7" table:style-name="Table7">
        <table:table-column table:style-name="Table7.A"/>
        <table:table-column table:style-name="Table7.B"/>
        <table:table-row>
          <table:table-cell table:style-name="Table7.A1" office:value-type="string">
            <text:p text:style-name="P11"><draw:frame draw:style-name="fr34" draw:name="graphics110" text:anchor-type="char" svg:width="6.77mm" svg:height="6.77mm" draw:z-index="5"><draw:image xlink:href="Pictures/100002010000008000000080D45F7F9D.png" xlink:type="simple" xlink:show="embed" xlink:actuate="onLoad"/></draw:frame> </text:p>
          </table:table-cell>
          <table:table-cell table:style-name="Table7.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being the <text:span text:style-name="Darktable_20_emphasis">rule of thirds.</text:span> <text:sequence-ref text:reference-format="category-and-value" text:ref-name="refFigure13">Figure 14</text:sequence-ref> shows the good locations for the point of interest as recommended by the rule of thirds.</text:p>
      <text:p text:style-name="Darktable_20_text"><draw:frame draw:style-name="fr6" draw:name="Frame14" text:anchor-type="paragraph" svg:y="-0.11mm" svg:width="106.77mm" draw:z-index="6"><draw:text-box fo:min-height="44.08mm"><text:p text:style-name="Darktable_20_caption"><draw:frame draw:style-name="fr33" draw:name="graphics26" text:anchor-type="paragraph" svg:y="0.02mm" svg:width="50.01mm" svg:height="37.45mm" draw:z-index="7"><draw:image xlink:href="../images/ruleofthirds.png" xlink:type="simple" xlink:show="embed" xlink:actuate="onLoad"/></draw:frame>Figure <text:sequence text:ref-name="refFigure13" text:name="Figure" text:formula="ooow:Figure+1" style:num-format="1">14</text:sequence>: rule of thirds</text:p></draw:text-box></draw:frame><text:soft-page-break/>The frame is divided in three columns and three rows all of the same wid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8"> where the intersecting lines are drawn at a different ratio than 1/3, called </text:span></text:span><text:span text:style-name="Darktable_20_emphasis">golden section</text:span><text:span text:style-name="Darktable_20_emphasis"><text:span text:style-name="T8">.</text:span></text:span></text:p>
      <text:p text:style-name="Darktable_20_text"><draw:frame draw:style-name="fr6" draw:name="Frame91" text:anchor-type="paragraph" svg:y="2.08mm" svg:width="71.44mm" draw:z-index="8"><draw:text-box fo:min-height="45.63mm"><text:p text:style-name="Darktable_20_caption"><draw:frame draw:style-name="fr35" draw:name="graphics141" text:anchor-type="paragraph" svg:x="0mm" svg:y="0mm" svg:width="71.44mm" style:rel-width="100%" svg:height="41.28mm" style:rel-height="scale" draw:z-index="9"><draw:image xlink:href="../images/270px-Golden_ratio_line.svg.png" xlink:type="simple" xlink:show="embed" xlink:actuate="onLoad"/></draw:frame>Figure <text:sequence text:ref-name="refFigure14" text:name="Figure" text:formula="ooow:Figure+1" style:num-format="1">15</text:sequence>: the golden section</text:p></draw:text-box></draw:frame>The <text:span text:style-name="T3">golden section </text:span>is a line segment divided according to the golden ratio: the total length <text:span text:style-name="T10">a + b</text:span> is to the length of the longer segment <text:span text:style-name="T10">a</text:span> as the length of <text:span text:style-name="T10">a</text:span> is to the length of the shorter segment <text:span text:style-name="T10">b</text:span>. Dividing the frame with golden lines with golden sections we obtain a grid like in <text:sequence-ref text:reference-format="category-and-value" text:ref-name="refFigure15">Figure 16</text:sequence-ref>.</text:p>
      <text:p text:style-name="Darktable_20_text"><draw:frame draw:style-name="fr6" draw:name="Frame811" text:anchor-type="paragraph" svg:y="2.43mm" svg:width="70.75mm" draw:z-index="13"><draw:text-box fo:min-height="39.65mm"><text:p text:style-name="Darktable_20_caption"><draw:frame draw:style-name="fr33" draw:name="graphics131" text:anchor-type="paragraph" svg:y="0.02mm" svg:width="50.01mm" svg:height="33.21mm" draw:z-index="14"><draw:image xlink:href="../images/goldensection.png" xlink:type="simple" xlink:show="embed" xlink:actuate="onLoad"/></draw:frame>Figure <text:sequence text:ref-name="refFigure15" text:name="Figure" text:formula="ooow:Figure+1" style:num-format="1">16</text:sequence>: golden section rule</text:p></draw:text-box></draw:frame><text:span text:style-name="Darktable_20_emphasis"><text:span text:style-name="T8">Another rule used to place the main point of interest is </text:span></text:span>rule of <text:span text:style-name="Darktable_20_emphasis">dynamic symmetry</text:span>, illustrated in <text:span text:style-name="T11"><text:sequence-ref text:reference-format="category-and-value" text:ref-name="refFigure16">Figure 17</text:sequence-ref></text:span>.</text:p>
      <text:p text:style-name="Darktable_20_text"><draw:frame draw:style-name="fr6" draw:name="Frame21" text:anchor-type="paragraph" svg:y="0.42mm" svg:width="61.44mm" draw:z-index="136"><draw:text-box fo:min-height="40.16mm"><text:p text:style-name="Darktable_20_caption"><draw:frame draw:style-name="fr33" draw:name="graphics31" text:anchor-type="paragraph" svg:y="0.02mm" svg:width="50.01mm" svg:height="33.21mm" draw:z-index="137"><draw:image xlink:href="../images/dynamicsymmetry.png" xlink:type="simple" xlink:show="embed" xlink:actuate="onLoad"/></draw:frame>Figure <text:sequence text:ref-name="refFigure16" text:name="Figure" text:formula="ooow:Figure+1" style:num-format="1">17</text:sequence>: dynamic symmetry</text:p></draw:text-box></draw:frame>Differently from the above rules, the <text:span text:style-name="Darktable_20_emphasis">diagonal rule suggests</text:span> to place the important elements of the picture along a diagonal frame formed as illustrated in <text:span text:style-name="T11"><text:sequence-ref text:reference-format="category-and-value" text:ref-name="refFigure17">Figure 18</text:sequence-ref></text:span>.</text:p>
      <text:p text:style-name="Darktable_20_text"/>
      <text:p text:style-name="Darktable_20_text"><draw:frame draw:style-name="fr7" draw:name="Frame101" text:anchor-type="paragraph" svg:y="3mm" svg:width="50.62mm" draw:z-index="138"><draw:text-box fo:min-height="37.85mm"><text:p text:style-name="Darktable_20_caption"><draw:frame draw:style-name="fr36" draw:name="graphics151" text:anchor-type="paragraph" svg:y="0mm" svg:width="50.01mm" svg:height="33.21mm" draw:z-index="139"><draw:image xlink:href="../images/diagonalrule.png" xlink:type="simple" xlink:show="embed" xlink:actuate="onLoad"/></draw:frame>Figure <text:sequence text:ref-name="refFigure17"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8">,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12">The simpler and more direct a picture is, the clearer and stronger is the resulting statement, making it easily readable by a viewer.</text:span></text:p>
      <text:p text:style-name="P3"><draw:frame draw:style-name="fr8" draw:name="Frame31" text:anchor-type="paragraph" svg:x="0.21mm" svg:y="8.75mm" svg:width="85.8mm" draw:z-index="17"><draw:text-box fo:min-height="46.21mm"><text:p text:style-name="Darktable_20_caption"><draw:frame draw:style-name="fr37" draw:name="graphics41" text:anchor-type="paragraph" svg:width="55mm" svg:height="41.19mm" draw:z-index="18"><draw:image xlink:href="../images/starfish-bad.jpg" xlink:type="simple" xlink:show="embed" xlink:actuate="onLoad"/></draw:frame>Figure <text:sequence text:ref-name="refFigure18" text:name="Figure" text:formula="ooow:Figure+1" style:num-format="1">19</text:sequence>: starfish against a cluttered background</text:p></draw:text-box></draw:frame><draw:frame draw:style-name="fr4" draw:name="Frame41" text:anchor-type="paragraph" svg:x="85.99mm" svg:y="8.84mm" svg:width="83.8mm" draw:z-index="25"><draw:text-box fo:min-height="46.13mm"><text:p text:style-name="Darktable_20_caption"><draw:frame draw:style-name="fr36" draw:name="graphics51" text:anchor-type="paragraph" svg:y="0mm" svg:width="55mm" svg:height="40.99mm" draw:z-index="27"><draw:image xlink:href="../images/starfish-good.jpg" xlink:type="simple" xlink:show="embed" xlink:actuate="onLoad"/></draw:frame>Figure <text:sequence text:ref-name="refFigure19" text:name="Figure" text:formula="ooow:Figure+1" style:num-format="1">20</text:sequence>: starfish against a neutral background</text:p></draw:text-box></draw:frame>For example, the starfish in <text:span text:style-name="T11"><text:sequence-ref text:reference-format="category-and-value" text:ref-name="refFigure18">Figure 19</text:sequence-ref></text:span> is against a cluttered background, thus not immediately recognizable. The starfish in <text:span text:style-name="T11"><text:sequence-ref text:reference-format="category-and-value" text:ref-name="refFigure19">Figure 20</text:sequence-ref></text:span> is instead against a neutral and cleaner background, making the subject of the picture immediately recognizable.</text:p>
      <text:p text:style-name="P3">A good practice in looking for simplicity is to first select a subject that allows a simple arrangement of the objects in the scene. </text:p>
      <text:p text:style-name="P3">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3">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Balance</text:p>
      <text:p text:style-name="Darktable_20_text">Balance in composition is a matter of making the picture look harmonious. Each object in a scene has a <text:span text:style-name="Darktable_20_emphasis"><text:span text:style-name="T8">weight</text:span></text:span> in comparison to all other elements so that the entire picture is balanced when each object has the proper weight in the frame. A key role in composition balance is played by symmetries and asymmetries.</text:p>
      <text:p text:style-name="P3"><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oft-page-break/><text:span text:style-name="Darktable_20_emphasis">Asymmetrical</text:span><text:span text:style-name="Darktable_20_emphasis"><text:span text:style-name="T8">,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325252373" text:style-name="L3">
        <text:list-item>
          <text:p text:style-name="P19">An object far from the center of the picture seems to have more weight than one near the center. </text:p>
        </text:list-item>
        <text:list-item>
          <text:p text:style-name="P19">Objects in the upper part of a picture seem heavier than objects of the same size in the lower part of a picture. </text:p>
        </text:list-item>
        <text:list-item>
          <text:p text:style-name="P19">Isolation seems to increase the weight of an object. </text:p>
        </text:list-item>
        <text:list-item>
          <text:p text:style-name="P19">Intensely interesting objects seem to have more compositional weight. </text:p>
        </text:list-item>
        <text:list-item>
          <text:p text:style-name="P19">Regular shapes seem to have more weight than irregular shapes. </text:p>
        </text:list-item>
        <text:list-item>
          <text:p text:style-name="P19">Elements on the right side of an asymmetrical picture appear to have more weight than elements of the same size on the left side of the picture. </text:p>
        </text:list-item>
        <text:list-item>
          <text:p text:style-name="P19">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s in photographic composition that can be used by the photographer to create the desired effect.</text:p>
      <text:p text:style-name="Darktable_20_text"><draw:frame draw:style-name="fr9" draw:name="Frame111" text:anchor-type="paragraph" svg:x="64.63mm" svg:y="-0.14mm" svg:width="105.83mm" draw:z-index="70"><draw:text-box fo:min-height="81.99mm"><text:p text:style-name="Darktable_20_caption"><draw:frame draw:style-name="fr36" draw:name="graphics161" text:anchor-type="paragraph" svg:y="1.16mm" svg:width="47.78mm" svg:height="70.89mm" draw:z-index="71"><draw:image xlink:href="../images/silhouette.jpg" xlink:type="simple" xlink:show="embed" xlink:actuate="onLoad"/></draw:frame>Figure <text:sequence text:ref-name="refFigure20" text:name="Figure" text:formula="ooow:Figure+1" style:num-format="1">21</text:sequence>: example of silhouette - A silhouette of the Statue of Liberty in New York.</text:p></draw:text-box></draw:frame>Shape and forms are usually the main means by which a viewer identifies objects inside a picture. Shapes are fundamentally two-dimensional while forms are three-dimensional. </text:p>
      <text:p text:style-name="Darktable_20_text">Even if a picture is a two-dimensional representation of a scene, with the proper application of lights and shadows shapes can obtain a three-dimensions aspect that makes them pop up from the background. A great use of shapes are also silhouettes (<text:sequence-ref text:reference-format="category-and-value" text:ref-name="refFigure20">Figure 21</text:sequence-ref>).</text:p>
      <text:p text:style-name="P3">Lines can be effective elements of composition, because they give structure to photographs. Lines can unify composition by directing the viewer's eyes and attention to the main point of <text:soft-page-break/>the picture or lead the eyes from one part of the picture to another. They can lead the eyes to infinity, divide the picture, and create patterns. Through linear perspective, lines can lend a sense of depth to a photograph.</text:p>
      <text:p text:style-name="P3">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4">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3">Vertical lines can convey various different moods from grandeur and dignity to rigidity. Objects such as buildings and people represent vertic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Darktable_20_text">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Darktable_20_text">Curved lines within your frame can also be representative of moods such as grace and dignity.</text:p>
      <text:p text:style-name="Darktable_20_heading_20_3">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draw:frame draw:style-name="fr10" draw:name="Frame121" text:anchor-type="paragraph" svg:x="60.33mm" svg:y="6.28mm" svg:width="109.68mm" draw:z-index="32"><draw:text-box fo:min-height="79.97mm"><text:p text:style-name="Darktable_20_caption"><draw:frame draw:style-name="fr38" draw:name="graphics1" text:anchor-type="paragraph" svg:width="99.84mm" svg:height="75.14mm" draw:z-index="75"><draw:image xlink:href="../images/pattern.jpg" xlink:type="simple" xlink:show="embed" xlink:actuate="onLoad"/></draw:frame>Figure <text:sequence text:ref-name="refFigure21" text:name="Figure" text:formula="ooow:Figure+1" style:num-format="1">22</text:sequence>: an example of pattern (by Giovanni Dall'Orto)</text:p></draw:text-box></draw:frame>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text:p>
      <text:p text:style-name="Darktable_20_text"><text:soft-page-break/>For example an element with the same shape but different color or other contrasting element (different shape or texture) or removing the repeating object. When this technique is used, make sure the breaking pattern is well emphasized for example by positioning it following one of the composition rules seen earlier and carefully controlling the depth of field so that the breaking pattern is at the maximum level of detail.</text:p>
      <text:p text:style-name="Darktable_20_heading_20_3">Lighting</text:p>
      <text:p text:style-name="P3">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Darktable_20_text"><text:span text:style-name="T12">Also pay attention to </text:span>areas that are too lit<text:span text:style-name="T12">. White and bright strongly attract the human eye and therefore can distract the viewer's attention from the main point of interest.</text:span></text:p>
      <text:p text:style-name="Darktable_20_heading_20_3">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8" draw:name="Frame51" text:anchor-type="paragraph" svg:x="0mm" svg:y="1.64mm" svg:width="170mm" draw:z-index="34"><draw:text-box fo:min-height="69.37mm"><text:p text:style-name="Darktable_20_caption"><draw:frame draw:style-name="fr39" draw:name="graphics61" text:anchor-type="paragraph" svg:y="0mm" svg:width="60.01mm" svg:height="60.01mm" draw:z-index="37"><draw:image xlink:href="../images/framing.jpg" xlink:type="simple" xlink:show="embed" xlink:actuate="onLoad"/></draw:frame>Figure <text:sequence text:ref-name="refFigure22" text:name="Figure" text:formula="ooow:Figure+1" style:num-format="1">23</text:sequence>: the blue Sky and white sand acts as a frame of the main object, the wooden fence</text:p></draw:text-box></draw:frame>In addition to framing objects inside the scene, remember there is always an additional frame: the picture frame. One important choice to make in framing a photo is how the camera should be turned: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photographic composition is the way a three-dimensional scene is reproduced on a two-dimensional plane. In essence it is the ability to create the illusion and sensations of volume, space, depth and distance.</text:p>
      <text:p text:style-name="Darktable_20_heading_20_3"><draw:frame draw:style-name="fr11" draw:name="Frame61" text:anchor-type="paragraph" svg:y="0.3mm" svg:width="83.64mm" draw:z-index="43"><draw:text-box fo:min-height="68.93mm"><text:p text:style-name="Darktable_20_caption"><draw:frame draw:style-name="fr40" draw:name="graphics71" text:anchor-type="paragraph" svg:width="60.01mm" svg:height="60.01mm" draw:z-index="44"><draw:image xlink:href="../images/merge1.jpg" xlink:type="simple" xlink:show="embed" xlink:actuate="onLoad"/></draw:frame>Figure <text:sequence text:ref-name="refFigure23" text:name="Figure" text:formula="ooow:Figure+1" style:num-format="1">24</text:sequence>: example of common merger to avoid in portraits</text:p></draw:text-box></draw:frame><text:soft-page-break/>Mergers</text:p>
      <text:p text:style-name="P4">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draw:frame draw:style-name="fr12" draw:name="Frame71" text:anchor-type="paragraph" svg:y="1.94mm" svg:width="83.29mm" draw:z-index="140"><draw:text-box fo:min-height="51.56mm"><text:p text:style-name="Darktable_20_caption"><draw:frame draw:style-name="fr33" draw:name="graphics81" text:anchor-type="paragraph" svg:y="0.02mm" svg:width="59.97mm" svg:height="45.17mm" draw:z-index="141"><draw:image xlink:href="../images/merge2.jpg" xlink:type="simple" xlink:show="embed" xlink:actuate="onLoad"/></draw:frame>Figure <text:sequence text:ref-name="refFigure24" text:name="Figure" text:formula="ooow:Figure+1" style:num-format="1">25</text:sequence>: an example of border merger</text:p></draw:text-box></draw:frame><text:sequence-ref text:reference-format="category-and-value" text:ref-name="refFigure23">Figure 24</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24">Figure 25</text:sequence-ref>.</text:p>
      <text:p text:style-name="Darktable_20_heading_20_3">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8" table:style-name="Table8">
        <table:table-column table:style-name="Table8.A"/>
        <table:table-column table:style-name="Table8.B"/>
        <table:table-row>
          <table:table-cell table:style-name="Table8.A1" office:value-type="string">
            <text:p text:style-name="P11"><draw:frame draw:style-name="fr41" draw:name="graphics91" text:anchor-type="paragraph" svg:x="0mm" svg:y="3.99mm" svg:width="62.23mm" svg:height="46.67mm" draw:z-index="49"><draw:image xlink:href="../images/Too_much_headroom.png" xlink:type="simple" xlink:show="embed" xlink:actuate="onLoad"/></draw:frame></text:p>
          </table:table-cell>
          <table:table-cell table:style-name="Table8.B1" office:value-type="string">
            <text:p text:style-name="P11">Excessive amount of headroom, with the subject's nose centered in the frame (a common mistake).</text:p>
          </table:table-cell>
        </table:table-row>
        <text:soft-page-break/>
        <table:table-row>
          <table:table-cell table:style-name="Table8.A2" office:value-type="string">
            <text:p text:style-name="P11"><draw:frame draw:style-name="fr41" draw:name="graphics101" text:anchor-type="paragraph" svg:x="0mm" svg:y="4.41mm" svg:width="62.23mm" svg:height="46.67mm" draw:z-index="47"><draw:image xlink:href="../images/Not_enough_headroom.png" xlink:type="simple" xlink:show="embed" xlink:actuate="onLoad"/></draw:frame></text:p>
          </table:table-cell>
          <table:table-cell table:style-name="Table8.B2" office:value-type="string">
            <text:p text:style-name="P11">A subtle lack of headroom with the subject's eyes only 28% of the way down from the top, not 33%.</text:p>
          </table:table-cell>
        </table:table-row>
        <table:table-row>
          <table:table-cell table:style-name="Table8.A2" office:value-type="string">
            <text:p text:style-name="P11"><draw:frame draw:style-name="fr41" draw:name="graphics111" text:anchor-type="paragraph" svg:x="0mm" svg:y="4.18mm" svg:width="62.23mm" svg:height="46.67mm" draw:z-index="48"><draw:image xlink:href="../images/Correct_headroom.png" xlink:type="simple" xlink:show="embed" xlink:actuate="onLoad"/></draw:frame></text:p>
          </table:table-cell>
          <table:table-cell table:style-name="Table8.B2" office:value-type="string">
            <text:p text:style-name="P11">Good composition, with the subject's eyes one-third of the distance down from the top of the frame, following the rule of thirds.</text:p>
          </table:table-cell>
        </table:table-row>
      </table:table>
      <text:h text:style-name="Darktable_20_heading_20_2" text:outline-level="3">Improving composition in darktable</text:h>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3">Lens correction plugin</text:p>
      <text:p text:style-name="Darktable_20_text">This plugin can be used in many workflows, not only to improve the composition, but it is worth to mention it here because it affects many aspects covered earlier.</text:p>
      <text:p text:style-name="Darktable_20_text"><draw:frame draw:style-name="fr10" draw:name="Frame141" text:anchor-type="paragraph" svg:x="82.99mm" svg:y="0.39mm" svg:width="87.12mm" draw:z-index="52"><draw:text-box fo:min-height="67.03mm"><text:p text:style-name="Darktable_20_caption"><draw:frame draw:style-name="fr33" draw:name="graphics181" text:anchor-type="paragraph" svg:y="0.02mm" svg:width="60.01mm" svg:height="60.01mm" draw:z-index="53"><draw:image xlink:href="../images/chromaricaberration.jpg" xlink:type="simple" xlink:show="embed" xlink:actuate="onLoad"/></draw:frame>Figure <text:sequence text:ref-name="refFigure25" text:name="Figure" text:formula="ooow:Figure+1" style:num-format="1">26</text:sequence>: example of chromatic aberration</text:p></draw:text-box></draw:frame>The reason why there is a lens correction plugin is because all lense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foreground and a bright background, like illustrated in <text:sequence-ref text:reference-format="category-and-value" text:ref-name="refFigure25">Figure 26</text:sequence-ref>.</text:p>
      <text:p text:style-name="Darktable_20_text">Because these distortions are introduced by the lens, they apply to all pictures in the same way <text:soft-page-break/>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he lens correction plugin is similar to what illustrated in <text:sequence-ref text:reference-format="category-and-value" text:ref-name="refFigure26">Figure 27</text:sequence-ref>.</text:p>
      <text:p text:style-name="Darktable_20_text"><draw:frame draw:style-name="fr1" draw:name="Frame131" text:anchor-type="paragraph" svg:width="77.77mm" draw:z-index="147"><draw:text-box fo:min-height="51.31mm"><text:p text:style-name="Darktable_20_caption"><draw:frame draw:style-name="fr32" draw:name="graphics171" text:anchor-type="paragraph" svg:x="0.04mm" svg:y="0.02mm" svg:width="77.77mm" style:rel-width="100%" svg:height="51.31mm" style:rel-height="scale" draw:z-index="148"><draw:image xlink:href="../images/lenscorrection.png" xlink:type="simple" xlink:show="embed" xlink:actuate="onLoad"/></draw:frame>Figure <text:sequence text:ref-name="refFigure26" text:name="Figure" text:formula="ooow:Figure+1" style:num-format="1">27</text:sequence>: lens correction plugin</text:p></draw:text-box></draw:frame>In most of the cases, to properly correct the distortions introduced by a lens it is enough to turn on the plugin (thanks to the fact that darktable detects the equipment the picture was taken with). If instead the camera and/or the lens are not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27">Figure 28</text:sequence-ref>.</text:p>
      <text:p text:style-name="Darktable_20_text"><draw:frame draw:style-name="fr13" draw:name="Frame15" text:anchor-type="paragraph" svg:y="0.19mm" svg:width="164.29mm" draw:z-index="142"><draw:text-box fo:min-height="115.83mm"><text:p text:style-name="Darktable_20_caption"><draw:frame draw:style-name="fr42" draw:name="graphics191" text:anchor-type="paragraph" svg:x="4mm" svg:y="2.13mm" svg:width="74.08mm" svg:height="48.7mm" draw:z-index="143"><draw:image xlink:href="../images/lenscorrection-orig.jpg" xlink:type="simple" xlink:show="embed" xlink:actuate="onLoad"/></draw:frame><draw:frame draw:style-name="fr41" draw:name="graphics201" text:anchor-type="paragraph" svg:x="85.35mm" svg:y="1.99mm" svg:width="74.08mm" svg:height="48.7mm" draw:z-index="144"><draw:image xlink:href="../images/lenscorrection-rectilinear.jpg" xlink:type="simple" xlink:show="embed" xlink:actuate="onLoad"/></draw:frame><draw:frame draw:style-name="fr43" draw:name="graphics221" text:anchor-type="paragraph" svg:x="85.67mm" svg:y="53.59mm" svg:width="74.08mm" svg:height="49.27mm" draw:z-index="145"><draw:image xlink:href="../images/lenscorrection-panoramic.jpg" xlink:type="simple" xlink:show="embed" xlink:actuate="onLoad"/></draw:frame><draw:frame draw:style-name="fr44" draw:name="graphics231" text:anchor-type="paragraph" svg:x="4mm" svg:y="105.18mm" svg:width="74.08mm" svg:height="49.27mm" draw:z-index="146"><draw:image xlink:href="../images/lenscorrection-equirectangular.jpg" xlink:type="simple" xlink:show="embed" xlink:actuate="onLoad"/></draw:frame><draw:frame draw:style-name="fr41" draw:name="graphics24" text:anchor-type="paragraph" svg:x="4mm" svg:y="53.59mm" svg:width="74mm" svg:height="48.63mm" draw:z-index="152"><draw:image xlink:href="../images/lenscorrection-fisheye.jpg" xlink:type="simple" xlink:show="embed" xlink:actuate="onLoad"/></draw:frame>Figure <text:sequence text:ref-name="refFigure27"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text:sequence-ref text:reference-format="category-and-value" text:ref-name="refFigure28">Figure 29</text:sequence-ref> shows different values of tca r and tca b applied to a particular of <text:sequence-ref text:reference-format="category-and-value" text:ref-name="refFigure25">Figure 26</text:sequence-ref>. The version on the left is with minimal values of correction (0.99 for both tca r and tca b); the version on the right with maximum values of correction (1.01 for both).</text:p>
      <text:p text:style-name="Darktable_20_heading_20_3"><draw:frame draw:style-name="fr13" draw:name="Frame16" text:anchor-type="paragraph" svg:y="0.42mm" svg:width="143.42mm" draw:z-index="56"><draw:text-box fo:min-height="56.39mm"><text:p text:style-name="Darktable_20_caption"><draw:frame draw:style-name="fr43" draw:name="graphics241" text:anchor-type="paragraph" svg:x="22.01mm" svg:y="0mm" svg:width="48.68mm" svg:height="48.42mm" draw:z-index="57"><draw:image xlink:href="../images/chromaricaberration_nothing.jpg" xlink:type="simple" xlink:show="embed" xlink:actuate="onLoad"/></draw:frame><draw:frame draw:style-name="fr41" draw:name="graphics251" text:anchor-type="paragraph" svg:x="76.69mm" svg:y="0mm" svg:width="48.68mm" svg:height="48.42mm" draw:z-index="58"><draw:image xlink:href="../images/chromaricaberration_all.jpg" xlink:type="simple" xlink:show="embed" xlink:actuate="onLoad"/></draw:frame>Figure <text:sequence text:ref-name="refFigure28"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396750616" text:style-name="L4">
        <text:list-item>
          <text:p text:style-name="P20">to crop the image so to change the composition;</text:p>
        </text:list-item>
        <text:list-item>
          <text:p text:style-name="P20">to rotate the image to correct composition problems;</text:p>
        </text:list-item>
        <text:list-item>
          <text:p text:style-name="P20">to correct keystone distortion.</text:p>
        </text:list-item>
      </text:list>
      <text:p text:style-name="Darktable_20_heading_20_4">Crop</text:p>
      <text:p text:style-name="Darktable_20_text"><draw:frame draw:style-name="fr14" draw:name="Frame17" text:anchor-type="paragraph" svg:x="0.04mm" svg:y="14.59mm" svg:width="107.84mm" draw:z-index="59"><draw:text-box fo:min-height="87.15mm"><text:p text:style-name="Darktable_20_caption"><draw:frame draw:style-name="fr32" draw:name="graphics261" text:anchor-type="paragraph" svg:x="0.04mm" svg:y="0.02mm" svg:width="52.92mm" svg:height="79.38mm" draw:z-index="60"><draw:image xlink:href="../images/Piandulares.jpg" xlink:type="simple" xlink:show="embed" xlink:actuate="onLoad"/></draw:frame><draw:frame draw:style-name="fr35" draw:name="graphics28" text:anchor-type="paragraph" svg:x="54.93mm" svg:y="2.38mm" svg:width="52.92mm" svg:height="79.82mm" draw:z-index="61"><draw:image xlink:href="../images/crop1.png" xlink:type="simple" xlink:show="embed" xlink:actuate="onLoad"/></draw:frame>Figure <text:sequence text:ref-name="refFigure29" text:name="Figure" text:formula="ooow:Figure+1" style:num-format="1">30</text:sequence>: Piandulares.CR2 original and cropping by golden mean rule</text:p></draw:text-box></draw:frame>Cropping an image means selecting a rectangular area of the picture to keep. All outside the selected frame is discarded. This simple technique is very powerful to improve the composition of a photograph because it allows to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e of the composition rules such as the rule of thirds.</text:p>
      <text:p text:style-name="Darktable_20_text">Note, however, that cropping means removing pixels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29">Figure 30</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e locking the ground and the sky to a static equally important role. Is the statement more walking toward the freedom of the sky or about the effort to climb a hill? In addition, the fence is not very visible becoming more of a disturbing element than an element that supports the main subject.</text:p>
      <text:p text:style-name="Darktable_20_text"><draw:frame draw:style-name="fr15" draw:name="Frame23" text:anchor-type="paragraph" svg:y="0.53mm" svg:width="93.24mm" draw:z-index="62"><draw:text-box fo:min-height="59.23mm"><text:p text:style-name="P9"><draw:frame draw:style-name="fr45" draw:name="graphics27" text:anchor-type="paragraph" svg:y="0mm" svg:width="70.01mm" svg:height="56.07mm" draw:z-index="63"><draw:image xlink:href="../../tutorial/images/ui_darkroom_correct_category.png" xlink:type="simple" xlink:show="embed" xlink:actuate="onLoad"/></draw:frame>Figure <text:sequence text:ref-name="refFigure30" text:name="Figure" text:formula="ooow:Figure+1" style:num-format="1">31</text:sequence>: crop and rotate plugin</text:p></draw:text-box></draw:frame><text:soft-page-break/>An easy way to change some of those elements is by cropping the image so to re-frame the main subject and provide a different perspective. To do so, enable the crop and rotate plugin (<text:sequence-ref text:reference-format="category-and-value" text:ref-name="refFigure30">Figure 31</text:sequence-ref>). </text:p>
      <text:p text:style-name="Darktable_20_text"><draw:frame draw:style-name="fr16" draw:name="Frame18" text:anchor-type="paragraph" svg:y="1.01mm" svg:width="53.8mm" draw:z-index="64"><draw:text-box fo:min-height="88.3mm"><text:p text:style-name="Darktable_20_caption"><draw:frame draw:style-name="fr37" draw:name="graphics29" text:anchor-type="paragraph" svg:width="52.92mm" svg:height="79.38mm" draw:z-index="65"><draw:image xlink:href="../images/crop2.jpg" xlink:type="simple" xlink:show="embed" xlink:actuate="onLoad"/></draw:frame>Figure <text:sequence text:ref-name="refFigure31"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s of interest based on various composition rules. The <text:span text:style-name="Darktable_20_emphasis">type</text:span> dropbox of the <text:span text:style-name="Darktable_20_emphasis">guides</text:span> section at the bottom of the plugin allows to select amongst <text:span text:style-name="Darktable_20_emphasis">grid</text:span>, <text:span text:style-name="Darktable_20_emphasis">rule of thirds</text:span>, <text:span text:style-name="Darktable_20_emphasis">diagonal method</text:span>, <text:span text:style-name="Darktable_20_emphasis">harmonious triangles</text:span> and <text:span text:style-name="Darktable_20_emphasis">golden mean</text:span>. Also, the <text:span text:style-name="Darktable_20_emphasis">aspect</text:span> dropbox helps in making a crop with a fixed aspect ratio. The default is free, which allows a free aspect ratio of the crop, while the other values are: <text:span text:style-name="Darktable_20_emphasis">image</text:span>, <text:span text:style-name="Darktable_20_emphasis">golden cut</text:span>, <text:span text:style-name="Darktable_20_emphasis">1:2</text:span>, 3:2, <text:span text:style-name="Darktable_20_emphasis">4:3</text:span>, <text:span text:style-name="Darktable_20_emphasis">square</text:span>, <text:span text:style-name="Darktable_20_emphasis">din</text:span>, <text:span text:style-name="Darktable_20_emphasis">16:9</text:span>. We can also type a custom ratio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 and <text:span text:style-name="Darktable_20_emphasis">type</text:span> golden mean. Set the crop selection to something like <text:sequence-ref text:reference-format="category-and-value" text:ref-name="refFigure31">Figure 32</text:sequence-ref> and press <text:span text:style-name="Darktable_20_emphasis">enter</text:span>. You can also double click with the mouse to achieve the same result.</text:p>
      <text:p text:style-name="Darktable_20_text"><draw:frame draw:style-name="fr11" draw:name="Frame19" text:anchor-type="paragraph" svg:y="15.93mm" svg:width="105.83mm" draw:z-index="66"><draw:text-box fo:min-height="64.82mm"><text:p text:style-name="Darktable_20_caption"><draw:frame draw:style-name="fr32" draw:name="graphics311" text:anchor-type="paragraph" svg:x="0.04mm" svg:y="0.02mm" svg:width="105.83mm" style:rel-width="100%" svg:height="64.82mm" style:rel-height="scale" draw:z-index="67"><draw:image xlink:href="../images/crop3.jpg" xlink:type="simple" xlink:show="embed" xlink:actuate="onLoad"/></draw:frame>Figure <text:sequence text:ref-name="refFigure32" text:name="Figure" text:formula="ooow:Figure+1" style:num-format="1">33</text:sequence>: horizontal crop</text:p></draw:text-box></draw:frame>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46" draw:name="graphics30" text:anchor-type="as-char" svg:y="-3.83mm" svg:width="3.7mm" svg:height="3.7mm" draw:z-index="12"><draw:image xlink:href="../../../symbols/swap-aspect-ratio.png" xlink:type="simple" xlink:show="embed" xlink:actuate="onLoad"/></draw:frame> or press Ctrl-X and position the horizon on the bottom third guide line and the subject close to the right third guide to obtain a picture similar to <text:sequence-ref text:reference-format="category-and-value" text:ref-name="refFigure32">Figure 33</text:sequence-ref>.</text:p>
      <text:p text:style-name="Darktable_20_text">This second crop is more drastic that the first one; this means that the amount of information discarded is quite relevant at the point to reduce considerably the use that can be done <text:soft-page-break/>of the picture. </text:p>
      <text:p text:style-name="Darktable_20_text">Note also that once a crop is committed, darktable fixes the cropping rectangle but it still shows the dark grayed discarded area. To apply the crop and see the final version of the image the plugin must be collapsed clicking again on the plugin title bar. Expanding again the plugin shows the original image with the currently selected crop region so that the user can change it as desired. Once done, collapsing the plugin will apply the new crop.</text:p>
      <text:p text:style-name="Darktable_20_heading_20_4">Rotate</text:p>
      <text:p text:style-name="P4">Keeping vertical lines fully vertical and horizontal lines fully horizontal seems an easy task; instead, even professional photographers sometimes have issues with straight lines, although the effect on the photograph is particularly annoying. For example a sunset on the sea where the horizon is sloping results usually in a bad sense because the water in the sea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4"><draw:frame draw:style-name="fr17" draw:name="Frame20" text:anchor-type="paragraph" svg:x="0.04mm" svg:y="1.5mm" svg:width="60.01mm" draw:z-index="68"><draw:text-box fo:min-height="88.94mm"><text:p text:style-name="Darktable_20_caption"><draw:frame draw:style-name="fr35" draw:name="graphics32" text:anchor-type="paragraph" svg:x="0.04mm" svg:y="0mm" svg:width="60.01mm" style:rel-width="100%" svg:height="88.94mm" style:rel-height="scale" draw:z-index="69"><draw:image xlink:href="../images/rotate.png" xlink:type="simple" xlink:show="embed" xlink:actuate="onLoad"/></draw:frame>Figure <text:sequence text:ref-name="refFigure33"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where necessary (see <text:sequence-ref text:reference-format="category-and-value" text:ref-name="refFigure33">Figure 34</text:sequence-ref>). </text:p>
      <text:p text:style-name="P4">Then release the right button, the image will be rotated to make the line straight.</text:p>
      <text:p text:style-name="Darktable_20_heading_20_5">Distortion</text:p>
      <text:p text:style-name="P4">The keystone effect is a common geometric distortion. It can be easily noticed when an image is projected on a plane which is not perfectly parallel to the plane of the projector with the effect that the frame of the image looks trapezoidal instead of rectangular. In photography, this effect is quite common when taking a picture for example of a tall building the camera is inclined so that the lens is not parallel with the plane of the building any more. As illustrated in <text:sequence-ref text:reference-format="category-and-value" text:ref-name="refFigure34">Figure 35</text:sequence-ref>, the perspective is distorted and the elements of the building seem to fall apart.</text:p>
      <text:p text:style-name="P4">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34">Figure 35</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34">Figure 35</text:sequence-ref>.</text:p>
      <text:p text:style-name="P10"><draw:frame draw:style-name="fr13" draw:name="Frame211" text:anchor-type="paragraph" svg:y="0.55mm" svg:width="152.45mm" draw:z-index="149"><draw:text-box fo:min-height="111.34mm"><text:p text:style-name="Darktable_20_caption"><draw:frame draw:style-name="fr35" draw:name="graphics33" text:anchor-type="paragraph" svg:x="1.8mm" svg:y="0mm" svg:width="71.17mm" svg:height="105.83mm" draw:z-index="150"><draw:image xlink:href="../images/keystone_before.jpg" xlink:type="simple" xlink:show="embed" xlink:actuate="onLoad"/></draw:frame><draw:frame draw:style-name="fr41" draw:name="graphics25" text:anchor-type="paragraph" svg:x="78.74mm" svg:y="0mm" svg:width="71.17mm" svg:height="105.83mm" draw:z-index="151"><draw:image xlink:href="../images/keystone_after.jpg" xlink:type="simple" xlink:show="embed" xlink:actuate="onLoad"/></draw:frame>Figure <text:sequence text:ref-name="refFigure34" text:name="Figure" text:formula="ooow:Figure+1" style:num-format="1">35</text:sequence>: image with keystone effect and image corrected</text:p></draw:text-box></draw:frame><text:soft-page-break/>A similar effect can be introduced on the horizontal axis and can be corrected changing the value of keystone h.</text:p>
      <text:h text:style-name="Darktable_20_heading_20_1" text:outline-level="2">Black and white workflow</text:h>
      <text:p text:style-name="Darktable_20_text">Sometimes a photo has an entirely different mood when seen in black and white and that's why many photographers want to convert their images to black and white. Since its inception with the first daguerreotype, photographies were captured in black and white by millions of photographers. Today, with modern digital cameras, all the pictures taken are shot in color but most, if not all, cameras allow the user to convert the image to black and white or sepia tone by enabling an option in a menu. <text:s/></text:p>
      <table:table table:name="Table9" table:style-name="Table9">
        <table:table-column table:style-name="Table9.A"/>
        <table:table-column table:style-name="Table9.B"/>
        <table:table-row>
          <table:table-cell table:style-name="Table9.A1" office:value-type="string">
            <text:p text:style-name="P12"><draw:frame draw:style-name="fr47" draw:name="graphics34" text:anchor-type="as-char" svg:width="6.77mm" svg:height="6.77mm" draw:z-index="118"><draw:image xlink:href="Pictures/100002010000008000000080D45F7F9D.png" xlink:type="simple" xlink:show="embed" xlink:actuate="onLoad"/></draw:frame> </text:p>
          </table:table-cell>
          <table:table-cell table:style-name="Table9.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as applied to the plate to sensitize it to the light. This process produced a latent image, which is an image that must be developed to form the final picture.</text:p>
          </table:table-cell>
        </table:table-row>
      </table:table>
      <text:p text:style-name="Darktable_20_text">Capturing black and white photos forces a different point of view for photographers, because human beings see in color and the world is full of color, but a black and white image is only defined by contrast among lights and shadows.</text:p>
      <text:p text:style-name="Darktable_20_text">Why would someone want to shoot in black and white ? The answer is multi-faceted: for example, to concentrate on shapes and discard what is considered “unuseful” information (like color) or to underline the force of shadows and light for a particular composition. This workflow explains how to convert an image to <text:soft-page-break/>black and white (B/W from now on) with darktable. But before delving into the darktable interface a bit of color theory is needed.</text:p>
      <text:h text:style-name="Darktable_20_heading_20_2" text:outline-level="3">Perception of color by human eye</text:h>
      <text:p text:style-name="P5">The light is part of the electromagnetic spectrum visible by the human eye. This part is only a fraction of the entire spectrum, as shown in <text:sequence-ref text:reference-format="category-and-value" text:ref-name="refFigure35">Figure 36</text:sequence-ref>. </text:p>
      <text:p text:style-name="P5"/>
      <text:p text:style-name="P5"><draw:frame draw:style-name="fr18" draw:name="Frame42" text:anchor-type="paragraph" svg:width="170mm" draw:z-index="106"><draw:text-box fo:min-height="100.81mm"><text:p text:style-name="Darktable_20_caption"><draw:frame draw:style-name="fr41" draw:name="graphics62" text:anchor-type="paragraph" svg:x="0mm" svg:y="-5.56mm" svg:width="170mm" svg:height="100.81mm" draw:z-index="107"><draw:image xlink:href="../images/1000px-EM_Spectrum_Properties_edit.svg.png" xlink:type="simple" xlink:show="embed" xlink:actuate="onLoad"/></draw:frame>Figure <text:sequence text:ref-name="refFigure35" text:name="Figure" text:formula="ooow:Figure+1" style:num-format="1">36</text:sequence>: The electromagnetic spectrum <text:span text:style-name="T13">(from Wikimedia Commons, by Inductiveload)</text:span></text:p></draw:text-box></draw:frame><draw:frame draw:style-name="fr10" draw:name="Frame43" text:anchor-type="paragraph" svg:x="84.93mm" svg:y="113.86mm" svg:width="86.4mm" draw:z-index="108"><draw:text-box fo:min-height="92.66mm"><text:p text:style-name="Darktable_20_caption"><draw:frame draw:style-name="fr37" draw:name="graphics63" text:anchor-type="paragraph" svg:width="86.4mm" svg:height="87.77mm" draw:z-index="109"><draw:image xlink:href="../images/1000px-Schematic_diagram_of_the_human_eye_en.svg.png" xlink:type="simple" xlink:show="embed" xlink:actuate="onLoad"/></draw:frame>Figure <text:sequence text:ref-name="refFigure36" text:name="Figure" text:formula="ooow:Figure+1" style:num-format="1">37</text:sequence>: The human eye</text:p></draw:text-box></draw:frame>In particular, the human eye, illustrated in <text:sequence-ref text:reference-format="category-and-value" text:ref-name="refFigure36">Figure 37</text:sequence-ref>,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Darktable_20_text"><text:span text:style-name="T3">Usually the ratio of rods over cones is 20:1 (</text:span>4.5 million cone cells and 90 millio<text:span text:style-name="T11">n rod cells</text:span>).</text:p>
      <text:p text:style-name="P15">However, even if the cones are less sensitive to light than rods, they allow the eye to be sensitive to color, in particular there are three different types of cones in the retina and each type is sensible to a different part of the visible spectrum: the three types of cones are L, M, and S, which have pigments that respond best to light of long (especially 560 nm), medium (530 nm), and short (420 nm) wavelengths respectively, as shown in <text:sequence-ref text:reference-format="category-and-value" text:ref-name="refFigure37">Figure 38</text:sequence-ref>.</text:p>
      <text:h text:style-name="Darktable_20_heading_20_2" text:outline-level="3"><draw:frame draw:style-name="fr5" draw:name="Frame44" text:anchor-type="paragraph" svg:width="132.29mm" draw:z-index="110"><draw:text-box fo:min-height="81.88mm"><text:p text:style-name="P16"><draw:frame draw:style-name="fr37" draw:name="graphics64" text:anchor-type="paragraph" svg:width="99.99mm" svg:height="75.3mm" draw:z-index="111"><draw:image xlink:href="../images/500px-Cones_SMJ2_E.svg.png" xlink:type="simple" xlink:show="embed" xlink:actuate="onLoad"/></draw:frame>Figure <text:sequence text:ref-name="refFigure37" text:name="Figure" text:formula="ooow:Figure+1" style:num-format="1">38</text:sequence>: S, M and L cones response to different wavelenght stimulus</text:p></draw:text-box></draw:frame><text:soft-page-break/>Sensors, filters and colors</text:h>
      <text:p text:style-name="Darktable_20_text">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Darktable_20_text">The main components of any digital camera are the lens and the image sensor. A ray of light hits the lens, which focuses it to a part of the sensor. The energy of the ray is converted to an electronic signal, which in turn is converted to a color value to be stored in a file in the memory card of the camera.</text:p>
      <text:p text:style-name="Darktable_20_text"><text:span text:style-name="T3">However, in most digital cameras, there is another object placed between the sensor and the lens, called </text:span><text:span text:style-name="T5">color filter array (CFA)</text:span><text:span text:style-name="T9">, that is used to capture the color information. The CFA is a grid of microfilters that filters the light </text:span><text:span text:style-name="T8">by its wavelength range. One of the most used filters is the </text:span><text:span text:style-name="T6">Bayer filter </text:span><text:span text:style-name="T9">(</text:span><text:span text:style-name="T9"><text:sequence-ref text:reference-format="category-and-value" text:ref-name="refFigure38">Figure 39</text:sequence-ref></text:span><text:span text:style-name="T9">)</text:span><text:span text:style-name="T8">, which has a pattern composed of 50% green, 25% red and 25% blue, because the human eye is more sensitive to green.</text:span></text:p>
      <text:p text:style-name="P14"><draw:frame draw:style-name="fr13" draw:name="Frame8" text:anchor-type="paragraph" svg:y="-0.18mm" svg:width="153.58mm" draw:z-index="76"><draw:text-box fo:min-height="84.47mm"><text:p text:style-name="P9"><draw:frame draw:style-name="fr35" draw:name="graphics40" text:anchor-type="paragraph" svg:x="32.23mm" svg:y="0mm" svg:width="79.99mm" svg:height="79.99mm" draw:z-index="77"><draw:image xlink:href="../images/500px-Bayer_pattern_on_sensor.svg.png" xlink:type="simple" xlink:show="embed" xlink:actuate="onLoad"/></draw:frame>Figure <text:sequence text:ref-name="refFigure38" text:name="Figure" text:formula="ooow:Figure+1" style:num-format="1">39</text:sequence>: Bayer filter over a sensor <text:span text:style-name="T13">(from Wikimedia Commons, by Colin </text:span><text:span text:style-name="T14">M.L. Burnett)</text:span></text:p></draw:text-box></draw:frame></text:p>
      <text:h text:style-name="Darktable_20_heading_20_2" text:outline-level="3"><text:soft-page-break/>Conversion to black and white</text:h>
      <text:p text:style-name="Darktable_20_text">It was important to introduce some basic information about colors even in this section about black and white because, as mentioned<text:span text:style-name="T3">, </text:span><text:span text:style-name="T3">all images are captured in color by the camera sensor, due to the filter posed between the lens and the sensor. The RAW image, therefore, contains also color information and the conversion to black and white tones shall be done during image development. This is different from film photography where black and white was achieved directly on film at the time of shooting.</text:span></text:p>
      <text:p text:style-name="P5">Now, by starting with a colour photo and converting it to black and white in darktable, we have complete control over the conversion. Darkening a blue sky is easy, once we know how, and one can decide exactly how dark he or she wants it to be.</text:p>
      <text:p text:style-name="P5">Most digital SLRs (and some compacts) have a black and white mode. In this case, the camera does the conversion but the results are usually poor, flat, washed out photos. </text:p>
      <text:p text:style-name="Darktable_20_text"><text:span text:style-name="T3">There is no silver bullet to describe what makes a good black and white photo and a lot is a matter of taste; but some guidelines can be highlighted. First of all, the foundation of a black and white image are the colors </text:span><text:span text:style-name="Darktable_20_emphasis"><text:span text:style-name="T3">black</text:span></text:span><text:span text:style-name="T3"> and </text:span><text:span text:style-name="Darktable_20_emphasis"><text:span text:style-name="T3">white</text:span></text:span><text:span text:style-name="T3">. Blacks shall be very black and whites very white. Between black and white there is a range of tonal gradations that should be distributed so that there is enough contrast to pop up all points of interest of the image. If all the tones in the range are too close, the image becomes an</text:span> <text:bookmark text:name="internal-source-marker_0.1331402576547538"/>overall blur of gray tones. A good black and white image should show shadows with details and at the same time highlights with details.</text:p>
      <text:p text:style-name="Darktable_20_text">Lastly, simplicity. Getting rid of colors lets the photographer focus on the composition, lines, <text:bookmark text:name="internal-source-marker_0.13314025765475381"/>subtleties and nuances in the shadows... the absence of colors is an invitation to the viewer to use imagination without the constraint of real hues. </text:p>
      <text:p text:style-name="Darktable_20_heading_20_3">Using monochrome plugin</text:p>
      <text:p text:style-name="Darktable_20_text"><text:span text:style-name="T11">The first and most important darktable plugin to convert an image to black and white is the monochrome plugin. </text:span><text:span text:style-name="T3">Open the file Lamps.CR2</text:span><text:span text:style-name="T3">, darktable shows the image as illustrated in </text:span><text:span text:style-name="T3"><text:sequence-ref text:reference-format="category-and-value" text:ref-name="refFigure39">Figure 40</text:sequence-ref></text:span><text:span text:style-name="T3">.</text:span></text:p>
      <text:p text:style-name="Darktable_20_text"><draw:frame draw:style-name="fr5" draw:name="Frame46" text:anchor-type="paragraph" svg:width="170mm" draw:z-index="116"><draw:text-box fo:min-height="101.99mm"><text:p text:style-name="Darktable_20_caption"><draw:frame draw:style-name="fr32" draw:name="graphics66" text:anchor-type="paragraph" svg:x="0.04mm" svg:y="0.02mm" svg:width="170mm" style:rel-width="100%" svg:height="101.99mm" style:rel-height="scale" draw:z-index="117"><draw:image xlink:href="../images/ui_open_lamps.png" xlink:type="simple" xlink:show="embed" xlink:actuate="onLoad"/></draw:frame>Figure <text:sequence text:ref-name="refFigure39" text:name="Figure" text:formula="ooow:Figure+1" style:num-format="1">40</text:sequence>: Darkroom with Lamps.CR2 opened</text:p></draw:text-box></draw:frame></text:p>
      <text:p text:style-name="Darktable_20_text"><draw:frame draw:style-name="fr19" draw:name="Frame45" text:anchor-type="paragraph" svg:y="0.74mm" svg:width="170mm" draw:z-index="112"><draw:text-box fo:min-height="101.99mm"><text:p text:style-name="Darktable_20_caption"><draw:frame draw:style-name="fr48" draw:name="graphics65" text:anchor-type="paragraph" svg:x="0.04mm" svg:y="-1.39mm" svg:width="170mm" style:rel-width="100%" svg:height="101.99mm" style:rel-height="scale" draw:z-index="113"><draw:image xlink:href="../images/ui_open_lamps_bw_default.png" xlink:type="simple" xlink:show="embed" xlink:actuate="onLoad"/></draw:frame>Figure <text:sequence text:ref-name="refFigure40" text:name="Figure" text:formula="ooow:Figure+1" style:num-format="1">41</text:sequence>: Image with monochrome plugin activated</text:p></draw:text-box></draw:frame><text:soft-page-break/>Note on the right panel the monochrome plugin (in the <text:span text:style-name="T6">Effect</text:span><text:span text:style-name="T8"> group) </text:span>expanded but not activated yet. <text:span text:style-name="T8">Activate it by clicking on the symbol on its top left bar, the image will convert to black and white (</text:span><text:span text:style-name="T8"><text:sequence-ref text:reference-format="category-and-value" text:ref-name="refFigure40">Figure 41</text:sequence-ref></text:span><text:span text:style-name="T8">).</text:span></text:p>
      <text:p text:style-name="Darktable_20_text">The naïve way to convert a color image to a grayscale one is performed by applying the formula :</text:p>
      <text:p text:style-name="P6"><text:span text:style-name="T9">Grayscale pixel = </text:span><text:span text:style-name="T8">30%Red, 59%Green, 11%Blue of the original pixel</text:span></text:p>
      <text:p text:style-name="Darktable_20_text"><text:span text:style-name="T9">Usually it is possible to convert an image to black and white in different ways, because a </text:span><text:span text:style-name="T8">different use of the color channels simulates the effect of shooting a film with colored photographic filters on the cameras. This </text:span><text:span text:style-name="T8">is possible to achieve also with darktable, by using the virtual color filter, which is represented as a circle inside a color grid.</text:span></text:p>
      <text:p text:style-name="Darktable_20_text">You can move it by clicking it and moving the mouse in the frame. With the middle mouse scroll button is it possible to change the diameter of the circle. The smaller the diameter of the circle, the fewer the colors taken into consideration when converting to black and white. This is useful to emphasize a detail which in the original image had a particular color. A larger diameter uses a large spectrum of colors to convert to black and white.</text:p>
      <table:table table:name="Table10" table:style-name="Table10">
        <table:table-column table:style-name="Table10.A"/>
        <table:table-column table:style-name="Table10.B"/>
        <table:table-row>
          <table:table-cell table:style-name="Table10.A1" office:value-type="string">
            <text:p text:style-name="P12"><draw:frame draw:style-name="fr49" draw:name="graphics35" text:anchor-type="as-char" svg:y="-55.92mm" svg:width="6.77mm" svg:height="6.77mm" draw:z-index="133"><draw:image xlink:href="Pictures/100002010000008000000080D45F7F9D.png" xlink:type="simple" xlink:show="embed" xlink:actuate="onLoad"/></draw:frame></text:p>
          </table:table-cell>
          <table:table-cell table:style-name="Table10.B1" office:value-type="string">
            <text:p text:style-name="Darktable_20_heading_20_3"><draw:frame draw:style-name="fr10" draw:name="Frame37" text:anchor-type="paragraph" svg:x="94.12mm" svg:y="3.63mm" svg:width="50.8mm" draw:z-index="134"><draw:text-box fo:min-height="50.8mm"><text:p text:style-name="Darktable_20_caption"><draw:frame draw:style-name="fr33" draw:name="graphics57" text:anchor-type="paragraph" svg:y="0.02mm" svg:width="40.01mm" svg:height="40.01mm" draw:z-index="135"><draw:image xlink:href="../images/600px-Filters_6187.jpg" xlink:type="simple" xlink:show="embed" xlink:actuate="onLoad"/></draw:frame>Figure <text:sequence text:ref-name="refFigure41" text:name="Figure" text:formula="ooow:Figure+1" style:num-format="1">42</text:sequence>: Lens filters, <text:span text:style-name="T13">(from Wikimedia Commons, by Ashley Pomeroy</text:span><text:span text:style-name="T14">)</text:span></text:p></draw:text-box></draw:frame>Color filters</text:p>
            <text:p text:style-name="Darktable_20_text">When photos were shot in film, the lens filters were an essential component to the photographer tools. Usually they are glass disks that can be screwed on the lens, but there are also square shaped ones.</text:p>
            <text:p text:style-name="Darktable_20_text">Among the most used filters, especially in the digital age, are the UV filter and the polarizer, which are used, respectively, to cut haze or to reduce reflections (for example when the subject reflects the light, like a water surface or a person wearing glasses).</text:p>
            <text:p text:style-name="Darktable_20_text">A particular class of filter are the <text:span text:style-name="Darktable_20_emphasis">color filters</text:span>, which are divided in two categories: the conversion filters and the colored filters used to enhance a <text:soft-page-break/>color component. The formers were used with film, because each film type is white balanced to a particular temperature, for example 5600K or 3200K (tungsten light), and the filter can adapt the ambient temperature with the temperature of the film. <text:span text:style-name="T11">For example, a daylight-calibrated film must be used with a blue filter when the only available light is tungsten (usually at 3200°K) in order to cool down the temperature.</text:span></text:p>
            <text:p text:style-name="Darktable_20_text"><draw:frame draw:style-name="fr20" draw:name="Frame36" text:anchor-type="paragraph" svg:x="0mm" svg:y="12.82mm" svg:width="73.04mm" draw:z-index="129"><draw:text-box fo:min-height="52.41mm"><text:p text:style-name="Darktable_20_caption"><draw:frame draw:style-name="fr50" draw:name="graphics56" text:anchor-type="paragraph" svg:x="16.51mm" svg:y="0mm" svg:width="40.01mm" svg:height="40.01mm" draw:z-index="130"><draw:image xlink:href="../images/filter_color_80B.JPG" xlink:type="simple" xlink:show="embed" xlink:actuate="onLoad"/></draw:frame>Figure <text:sequence text:ref-name="refFigure42" text:name="Figure" text:formula="ooow:Figure+1" style:num-format="1">43</text:sequence>: A blue filter (80B) to use with daylight film and tungsten light, <text:span text:style-name="T13">(from Wikimedia Commons, by mestesso</text:span><text:span text:style-name="T14">)</text:span></text:p></draw:text-box></draw:frame>The other category, the colored filters, are used also to manipulate the contrast in the photo, and that's why they are interesting when a picture is converted to black and white. A colored filter reduces the non filtered components of the light that passes through it. For example a red filter lightens the red color and darkens yellows and blues. So if a sunset has the clouds illuminated in red by the sun, a red filter will lighten those clouds. Such a filter usually darkens the sky (which is almost blue) and brings out the reds. A more attenuated version of the red filter is the orange filter. </text:p>
            <text:p text:style-name="Darktable_20_text">A nature shot can be enhanced by a green filter, which brings out the trees (and especially the leaves) and darkens the sky.</text:p>
          </table:table-cell>
        </table:table-row>
      </table:table>
      <text:p text:style-name="Darktable_20_heading_20_3">Using the channel mixer</text:p>
      <text:p text:style-name="Darktable_20_text">One of the most used ways of converting a color picture to black and white is using the <text:span text:style-name="T6">channel mixer. </text:span><text:span text:style-name="T8">Basically it is used to balance the composition of red, green and blue colors in the image. <text:tab/>Its panel is illustrated in </text:span><text:span text:style-name="T8"><text:sequence-ref text:reference-format="category-and-value" text:ref-name="refFigure43">Figure 44</text:sequence-ref></text:span><text:span text:style-name="T8">.</text:span></text:p>
      <text:p text:style-name="P7"><draw:frame draw:style-name="fr21" draw:name="Frame22" text:anchor-type="paragraph" svg:y="2.47mm" svg:width="68mm" style:rel-width="40%" svg:height="42.28mm" fo:min-height="17%" draw:z-index="78"><draw:text-box><text:p text:style-name="Darktable_20_caption"><draw:frame draw:style-name="fr33" draw:name="graphics42" text:anchor-type="paragraph" svg:y="0.02mm" svg:width="60.01mm" svg:height="36.18mm" draw:z-index="79"><draw:image xlink:href="../images/ui_channel_mixer.png" xlink:type="simple" xlink:show="embed" xlink:actuate="onLoad"/></draw:frame>Figure <text:sequence text:ref-name="refFigure43" text:name="Figure" text:formula="ooow:Figure+1" style:num-format="1">44</text:sequence>: The channel mixer panel</text:p></draw:text-box></draw:frame>The output channel tab has only one dropdown option, which is used to choose the channel to regulate. In case of black and white conversion the gray channel will be used, otherwise the other options are the color channels (red, green, blue) and hue, saturation and value.</text:p>
      <text:p text:style-name="P7">By default all source channels are zeroed. The image will be converted to black and white only when all bars (red, green and blue) have values different from zero.</text:p>
      <text:p text:style-name="P7"><draw:frame draw:style-name="fr22" draw:name="Frame24" text:anchor-type="paragraph" svg:x="0.53mm" svg:y="6.33mm" svg:width="170mm" draw:z-index="80"><draw:text-box fo:min-height="102.73mm"><text:p text:style-name="Darktable_20_caption"><draw:frame draw:style-name="fr33" draw:name="graphics43" text:anchor-type="paragraph" svg:y="0mm" svg:width="111.25mm" svg:height="91.44mm" draw:z-index="81"><draw:image xlink:href="../images/ui_channel_mixer_only_2_channels.png" xlink:type="simple" xlink:show="embed" xlink:actuate="onLoad"/></draw:frame>Figure <text:sequence text:ref-name="refFigure44" text:name="Figure" text:formula="ooow:Figure+1" style:num-format="1">45</text:sequence>: The channel mixer, set to the gray channel, with only two source channel modified does not modify the image</text:p></draw:text-box></draw:frame><text:soft-page-break/>For example, by setting the red and green to 0.5 the photo remains unchanged (<text:sequence-ref text:reference-format="category-and-value" text:ref-name="refFigure44">Figure 45</text:sequence-ref>).</text:p>
      <text:p text:style-name="Darktable_20_text">By setting also the third channel, in this case the blue, the image is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45">Figure 46</text:sequence-ref>), otherwise the photo will be overexposed, like in <text:sequence-ref text:reference-format="category-and-value" text:ref-name="refFigure46">Figure 47</text:sequence-ref>.</text:p>
      <text:p text:style-name="Darktable_20_text"><draw:frame draw:style-name="fr5" draw:name="Frame25" text:anchor-type="paragraph" svg:width="128.27mm" draw:z-index="82"><draw:text-box fo:min-height="89.48mm"><text:p text:style-name="Darktable_20_caption"><draw:frame draw:style-name="fr33" draw:name="graphics44" text:anchor-type="paragraph" svg:y="0mm" svg:width="99.99mm" svg:height="82.36mm" draw:z-index="83"><draw:image xlink:href="../images/ui_channel_mixer_all_channels.png" xlink:type="simple" xlink:show="embed" xlink:actuate="onLoad"/></draw:frame>Figure <text:sequence text:ref-name="refFigure45" text:name="Figure" text:formula="ooow:Figure+1" style:num-format="1">46</text:sequence>: Channel mixer with channel values set to (0.4, 0.4, 0.2)</text:p></draw:text-box></draw:frame></text:p>
      <text:p text:style-name="Darktable_20_text"><draw:frame draw:style-name="fr21" draw:name="Frame26" text:anchor-type="paragraph" svg:y="2.79mm" svg:width="128.38mm" draw:z-index="84"><draw:text-box fo:min-height="90.75mm"><text:p text:style-name="Darktable_20_caption"><draw:frame draw:style-name="fr33" draw:name="graphics45" text:anchor-type="paragraph" svg:y="0.02mm" svg:width="99.99mm" svg:height="84.12mm" draw:z-index="85"><draw:image xlink:href="../images/ui_channel_mixer_all_channels_overexposed.png" xlink:type="simple" xlink:show="embed" xlink:actuate="onLoad"/></draw:frame>Figure <text:sequence text:ref-name="refFigure46" text:name="Figure" text:formula="ooow:Figure+1" style:num-format="1">47</text:sequence>: Channel mixer with values that overexpose the image</text:p></draw:text-box></draw:frame><text:soft-page-break/>The channel mixer has the advantage over the other methods that it is simple to give more control on how to convert particular colors by increasing or decreasing the contribution of the red, green and blue channels.</text:p>
      <text:p text:style-name="Darktable_20_text">By default there are some presets for black and white conversion, illustrated in <text:sequence-ref text:reference-format="category-and-value" text:ref-name="refFigure47">Figure 48</text:sequence-ref>.</text:p>
      <text:p text:style-name="Darktable_20_text"><draw:frame draw:style-name="fr5" draw:name="Frame27" text:anchor-type="paragraph" svg:width="66.36mm" draw:z-index="86"><draw:text-box fo:min-height="57.45mm"><text:p text:style-name="Darktable_20_caption"><draw:frame draw:style-name="fr33" draw:name="graphics46" text:anchor-type="paragraph" svg:y="0.02mm" svg:width="60.38mm" svg:height="54.77mm" draw:z-index="87"><draw:image xlink:href="../images/ui_channel_mixer_presets.png" xlink:type="simple" xlink:show="embed" xlink:actuate="onLoad"/></draw:frame>Figure <text:sequence text:ref-name="refFigure47" text:name="Figure" text:formula="ooow:Figure+1" style:num-format="1">48</text:sequence>: Channel mixer presets</text:p></draw:text-box></draw:frame>The default <text:span text:style-name="T7">b/w </text:span><text:span text:style-name="T9">preset assigns the values 0.210 , 0.720 , 0.070 to the channels red, green and blue. </text:span></text:p>
      <text:p text:style-name="P8"><draw:frame draw:style-name="fr5" draw:name="Frame28" text:anchor-type="paragraph" svg:width="101.6mm" draw:z-index="88"><draw:text-box fo:min-height="84.33mm"><text:p text:style-name="Darktable_20_caption"><draw:frame draw:style-name="fr32" draw:name="graphics47" text:anchor-type="paragraph" svg:x="0.04mm" svg:y="0.02mm" svg:width="101.6mm" style:rel-width="100%" svg:height="84.33mm" style:rel-height="scale" draw:z-index="89"><draw:image xlink:href="../images/ui_channel_mixer_bw_preset.png" xlink:type="simple" xlink:show="embed" xlink:actuate="onLoad"/></draw:frame>Figure <text:sequence text:ref-name="refFigure48" text:name="Figure" text:formula="ooow:Figure+1" style:num-format="1">49</text:sequence>: Default values for black and white preset</text:p></draw:text-box></draw:frame><text:soft-page-break/>Let's compare it with another one with more emphasis on the red channel as in <text:sequence-ref text:reference-format="category-and-value" text:ref-name="refFigure49">Figure 50</text:sequence-ref>.</text:p>
      <text:p text:style-name="P8"><draw:frame draw:style-name="fr1" draw:name="Frame29" text:anchor-type="paragraph" svg:width="126.29mm" draw:z-index="90"><draw:text-box fo:min-height="89.11mm"><text:p text:style-name="Darktable_20_caption"><draw:frame draw:style-name="fr33" draw:name="graphics48" text:anchor-type="paragraph" svg:y="0.02mm" svg:width="99.99mm" svg:height="82.36mm" draw:z-index="91"><draw:image xlink:href="../images/ui_channel_mixer_custom_values.png" xlink:type="simple" xlink:show="embed" xlink:actuate="onLoad"/></draw:frame>Figure <text:sequence text:ref-name="refFigure49" text:name="Figure" text:formula="ooow:Figure+1" style:num-format="1">50</text:sequence>: Channel mixer with more emphasis on the red channel</text:p></draw:text-box></draw:frame>In this case the lamps, which originally have a red color cast, have more emphasis on them due to the increased red channel value.</text:p>
      <text:p text:style-name="Darktable_20_heading_20_3">Using the color zones plugin</text:p>
      <text:p text:style-name="Darktable_20_text"><text:span text:style-name="T8">Another way to convert to black and white is to lower the saturation by using the </text:span><text:span text:style-name="Darktable_20_emphasis">c</text:span><text:span text:style-name="T6">olor zones</text:span><text:span text:style-name="T8"> plugin under the c</text:span><text:span text:style-name="T6">olor </text:span><text:span text:style-name="T8">group.</text:span></text:p>
      <text:p text:style-name="Darktable_20_text"><text:span text:style-name="T8">Open Lamps.CR2 and click on the color group; select the saturation tab like in </text:span><text:span text:style-name="T8"><text:sequence-ref text:reference-format="category-and-value" text:ref-name="refFigure17">Figure 18</text:sequence-ref></text:span><text:span text:style-name="T8">. </text:span></text:p>
      <text:p text:style-name="Darktable_20_text"><draw:frame draw:style-name="fr8" draw:name="Frame50" text:anchor-type="paragraph" svg:x="0mm" svg:y="121.09mm" svg:width="170mm" draw:z-index="120"><draw:text-box fo:min-height="101.99mm"><text:p text:style-name="Darktable_20_caption"><draw:frame draw:style-name="fr35" draw:name="graphics70" text:anchor-type="paragraph" svg:x="0.04mm" svg:y="0mm" svg:width="170mm" style:rel-width="100%" svg:height="101.99mm" style:rel-height="scale" draw:z-index="122"><draw:image xlink:href="../images/ui_open_lamps_colorzones_dragdown.png" xlink:type="simple" xlink:show="embed" xlink:actuate="onLoad"/></draw:frame>Figure <text:sequence text:ref-name="refFigure50" text:name="Figure" text:formula="ooow:Figure+1" style:num-format="1">52</text:sequence>: Image converted to sepia tone by lowering the saturation</text:p></draw:text-box></draw:frame><draw:frame draw:style-name="fr21" draw:name="Frame47" text:anchor-type="paragraph" svg:y="-0.42mm" svg:width="170mm" draw:z-index="131"><draw:text-box fo:min-height="101.99mm"><text:p text:style-name="Darktable_20_caption"><draw:frame draw:style-name="fr36" draw:name="graphics67" text:anchor-type="paragraph" svg:y="0mm" svg:width="170mm" style:rel-width="100%" svg:height="101.99mm" style:rel-height="scale" draw:z-index="132"><draw:image xlink:href="../images/ui_open_lamps_colorzones_default.png" xlink:type="simple" xlink:show="embed" xlink:actuate="onLoad"/></draw:frame>Figure <text:sequence text:ref-name="refFigure51" text:name="Figure" text:formula="ooow:Figure+1" style:num-format="1">51</text:sequence>: Lamps image, on the right the color zones panel with the saturation tab open</text:p></draw:text-box></draw:frame><text:soft-page-break/><text:span text:style-name="T8">Now pick with the left mouse the dots in the middle of the frame and drag them to the bottom. You can change the influence of each dot with the mouse scroll wheel. The result should be something like </text:span><text:span text:style-name="T8"><text:sequence-ref text:reference-format="category-and-value" text:ref-name="refFigure50">Figure 52</text:sequence-ref></text:span><text:span text:style-name="T8">. The advantage of this method over the use of the monochrome plugin is that it is possible to choose to desaturate only some colors in the image.</text:span></text:p>
      <text:p text:style-name="P7">On the other hand, with this plugin it is more difficult to create an homogeneous and natural effect, therefore <text:soft-page-break/>for most conversions to black and white, the monochrome or channel mixer plugins do a better job.</text:p>
      <text:h text:style-name="Darktable_20_heading_20_2" text:outline-level="3">Adjusting contrast with the tone curve plugin</text:h>
      <text:p text:style-name="P7">An important quality in photographic images in general, and in particular in the case of black and white images, is contrast. In a black and white image the space of colors is limited compared to color images; if tones between black and white are too close the image looks washed and all-gray.</text:p>
      <text:p text:style-name="P7">Darktable helps improving the contrast of an image in an easy way with the <text:span text:style-name="Darktable_20_emphasis">tone curve</text:span> plugin. Note that this plug in can be used on color images too, but it is almost a must for a black and white workflow. For example, consider the image of <text:sequence-ref text:reference-format="category-and-value" text:ref-name="refFigure52">Figure 53</text:sequence-ref>.</text:p>
      <text:p text:style-name="P7"><draw:frame draw:style-name="fr23" draw:name="Frame35" text:anchor-type="paragraph" svg:y="0.79mm" svg:width="134.36mm" draw:z-index="98"><draw:text-box fo:min-height="75.85mm"><text:p text:style-name="Darktable_20_caption"><draw:frame draw:style-name="fr36" draw:name="graphics55" text:anchor-type="paragraph" svg:y="0mm" svg:width="105.83mm" svg:height="70.38mm" draw:z-index="99"><draw:image xlink:href="../images/warrior-1.jpg" xlink:type="simple" xlink:show="embed" xlink:actuate="onLoad"/></draw:frame>Figure <text:sequence text:ref-name="refFigure52" text:name="Figure" text:formula="ooow:Figure+1" style:num-format="1">53</text:sequence>: A picture of a warrior to be converted to black and white</text:p></draw:text-box></draw:frame><text:bookmark-start text:name="__DdeLink__1447_1311127335"/>The image is quite pale by itself, <text:bookmark-end text:name="__DdeLink__1447_1311127335"/>and the color space used is limited compared to all the other available colors. This reflected in the image histogram, as in <text:sequence-ref text:reference-format="category-and-value" text:ref-name="refFigure53">Figure 54</text:sequence-ref>.</text:p>
      <text:p text:style-name="P7"><draw:frame draw:style-name="fr6" draw:name="Frame30" text:anchor-type="paragraph" svg:y="2.58mm" svg:width="81.35mm" draw:z-index="125"><draw:text-box fo:min-height="44.7mm"><text:p text:style-name="Darktable_20_caption"><draw:frame draw:style-name="fr33" draw:name="graphics49" text:anchor-type="paragraph" svg:y="0.02mm" svg:width="66.15mm" svg:height="37.31mm" draw:z-index="126"><draw:image xlink:href="../images/warrior-1-histogram.png" xlink:type="simple" xlink:show="embed" xlink:actuate="onLoad"/></draw:frame>Figure <text:sequence text:ref-name="refFigure53" text:name="Figure" text:formula="ooow:Figure+1" style:num-format="1">54</text:sequence>: Histogram of the RAW image</text:p></draw:text-box></draw:frame>Colors do not add much value to this image making it an easy candidate for black and white conversion; since there won't be the help of colors, to make the image more interesting we want to highlight the texture and the subtle shades so to give more depth to the scene. After increasing sharpness with the <text:span text:style-name="Darktable_20_emphasis">sharpen</text:span> plugin (setting amount = 2.0), a simple conversion to black and white provides the result of <text:s/><text:sequence-ref text:reference-format="category-and-value" text:ref-name="refFigure54">Figure 55</text:sequence-ref>.</text:p>
      <text:p text:style-name="P7"><draw:frame draw:style-name="fr24" draw:name="Frame34" text:anchor-type="paragraph" svg:y="1.48mm" svg:width="105.83mm" draw:z-index="96"><draw:text-box fo:min-height="70.38mm"><text:p text:style-name="Darktable_20_caption"><draw:frame draw:style-name="fr36" draw:name="graphics54" text:anchor-type="paragraph" svg:y="0mm" svg:width="105.83mm" style:rel-width="100%" svg:height="70.38mm" style:rel-height="scale" draw:z-index="97"><draw:image xlink:href="../images/warrior-2.jpg" xlink:type="simple" xlink:show="embed" xlink:actuate="onLoad"/></draw:frame>Figure <text:sequence text:ref-name="refFigure54" text:name="Figure" text:formula="ooow:Figure+1" style:num-format="1">55</text:sequence>: Simple conversion to black and white</text:p></draw:text-box></draw:frame><text:soft-page-break/>As it can be noticed, the image seems quite flat and washed out. This result is similar to what most cameras can do when automatically converting a color photo to monochrome. In the following paragraphs we will see how the tone curve plugin can help.</text:p>
      <text:p text:style-name="P7">Turn on the plugin, its content becomes similar to in <text:sequence-ref text:reference-format="category-and-value" text:ref-name="refFigure55">Figure 56</text:sequence-ref>.</text:p>
      <text:p text:style-name="P7"><draw:frame draw:style-name="fr25" draw:name="Frame32" text:anchor-type="paragraph" svg:x="0.34mm" svg:y="1.25mm" svg:width="75.67mm" draw:z-index="92"><draw:text-box fo:min-height="74.31mm"><text:p text:style-name="Darktable_20_caption"><draw:frame draw:style-name="fr36" draw:name="graphics50" text:anchor-type="paragraph" svg:y="0mm" svg:width="69.59mm" svg:height="69.32mm" draw:z-index="93"><draw:image xlink:href="../images/warrior-2-tone-plugin.png" xlink:type="simple" xlink:show="embed" xlink:actuate="onLoad"/></draw:frame>Figure <text:sequence text:ref-name="refFigure55" text:name="Figure" text:formula="ooow:Figure+1" style:num-format="1">56</text:sequence>: Tone curve plugin turned on</text:p></draw:text-box></draw:frame>It is a square quadrant with the histogram in the background and a crossing line from left-bottom to top-right. The plugin works on the luminosity channel (L) of an image <text:s/>allowing to amplify or reduce the luminosity of <text:s/>the image pixels. </text:p>
      <text:p text:style-name="P7">On the horizontal axis are the L channel values of the image being processed (input), from L=0 to its maximum level. Above this axis the plugin shows the histogram of the channel, plotting for each value of L how many pixels of the image have that value. The vertical axis shows the L values of the final image (output), after the plugin has been applied to the photo data. The line crossing the quadrant (the <text:span text:style-name="Darktable_20_emphasis">curve</text:span>) tells the output L-value darktable should use for pixels that originally have the corresponding input L-value.</text:p>
      <text:p text:style-name="P7">For example, in the left section of <text:span text:style-name="T11"><text:sequence-ref text:reference-format="category-and-value" text:ref-name="refFigure56">Figure 57</text:sequence-ref></text:span>, the tone curve leaves all input values unchanged: after applying the plugin, pixels with L=0.5 will still have L=0.5. Being the line linear and with slope of 45°, this will be true for all input values. Similarly, in the right portion of the figure, since the slope is reduced to 22.5°, the luminosity of pixel with L=0.5 will be reduced to 0.25 and the ones with L=1 will be rendered as L=0.5. One simple rule to remember is that the greater the slop angle of the curve the higher the contrast between the tones.</text:p>
      <text:p text:style-name="P7"><draw:frame draw:style-name="fr1" draw:name="Frame33" text:anchor-type="paragraph" svg:width="170mm" draw:z-index="94"><draw:text-box fo:min-height="74.05mm"><text:p text:style-name="Darktable_20_caption"><draw:frame draw:style-name="fr32" draw:name="graphics53" text:anchor-type="paragraph" svg:x="0.04mm" svg:y="0.02mm" svg:width="170mm" style:rel-width="100%" svg:height="74.05mm" style:rel-height="scale" draw:z-index="95"><draw:image xlink:href="../images/warrior-tone-plugin-examples.png" xlink:type="simple" xlink:show="embed" xlink:actuate="onLoad"/></draw:frame>Figure <text:sequence text:ref-name="refFigure56" text:name="Figure" text:formula="ooow:Figure+1" style:num-format="1">57</text:sequence>: Tone curve plugin examples</text:p></draw:text-box></draw:frame><text:soft-page-break/>The line that controls how tones are rendered is called curve because it can actually be non-linear, so to give much more control over how all tones shall be represented in the final image. A quite common curve used to improve contrast, for example, is the typical S curve, as illustrated in <text:sequence-ref text:reference-format="category-and-value" text:ref-name="refFigure57">Figure 58</text:sequence-ref>.</text:p>
      <text:p text:style-name="P7"><draw:frame draw:style-name="fr26" draw:name="Frame52" text:anchor-type="paragraph" svg:x="11.38mm" svg:width="68.77mm" draw:z-index="123"><draw:text-box fo:min-height="68.77mm"><text:p text:style-name="Darktable_20_caption"><draw:frame draw:style-name="fr35" draw:name="graphics72" text:anchor-type="paragraph" svg:x="0mm" svg:y="0mm" svg:width="68.77mm" style:rel-width="100%" svg:height="68.77mm" style:rel-height="scale" draw:z-index="124"><draw:image xlink:href="../images/warrior-tone-plugin-s.png" xlink:type="simple" xlink:show="embed" xlink:actuate="onLoad"/></draw:frame>Figure <text:sequence text:ref-name="refFigure57" text:name="Figure" text:formula="ooow:Figure+1" style:num-format="1">58</text:sequence>: S tone curve</text:p></draw:text-box></draw:frame><draw:frame draw:style-name="fr27" draw:name="Frame48" text:anchor-type="paragraph" svg:x="90.56mm" svg:width="67.73mm" draw:z-index="127"><draw:text-box fo:min-height="69.06mm"><text:p text:style-name="Darktable_20_caption"><draw:frame draw:style-name="fr35" draw:name="graphics73" text:anchor-type="paragraph" svg:x="0.04mm" svg:y="0mm" svg:width="67.73mm" style:rel-width="100%" svg:height="69.06mm" style:rel-height="scale" draw:z-index="128"><draw:image xlink:href="../images/warrior-tone-plugin-s-1.png" xlink:type="simple" xlink:show="embed" xlink:actuate="onLoad"/></draw:frame>Figure <text:sequence text:ref-name="refFigure58" text:name="Figure" text:formula="ooow:Figure+1" style:num-format="1">59</text:sequence>: tone curve editing</text:p></draw:text-box></draw:frame>The tone curve can be directly manipulated with the mouse: when the pointer goes over the curve, darktable shows a small circle on the curve and a light gray shadow around it (see <text:span text:style-name="T11"><text:sequence-ref text:reference-format="category-and-value" text:ref-name="refFigure58">Figure 59</text:sequence-ref></text:span>); this tells how much the curve can be changed in one gesture without making changes that would look unnatural. Click on the circle and drag the line as desired. The new curve is immediately applied to the image so that the result can be checked in real-time. The four little triangles at the bottom of the horizontal axis are guides that help darktable change the curve while dragged keeping some continuity. They can be slid as well to achieve the wanted curve. </text:p>
      <text:p text:style-name="P7">The best way to familiarize yourself with the tone curve plugin is to try the effect of the different gestures and the resulting curves to an image. Take some time to do it now with the image of the warrior. </text:p>
      <text:p text:style-name="P7">There are also two presets: mid contrast and high contrast. Try those predefined curves as well.</text:p>
      <text:p text:style-name="P7">Back to the photo, the first improvement is to redistribute the tones so to use the entire spectrum. This can be done changing the curve like in <text:sequence-ref text:reference-format="category-and-value" text:ref-name="refFigure59">Figure 60</text:sequence-ref><text:span text:style-name="T11"> obtaining the result illustrated.</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11"><draw:frame draw:style-name="fr51" draw:name="graphics36" text:anchor-type="as-char" svg:y="-36.78mm" svg:width="50.01mm" svg:height="50.01mm" draw:z-index="114"><draw:image xlink:href="../images/warrior-3-tone-plugin.png" xlink:type="simple" xlink:show="embed" xlink:actuate="onLoad"/></draw:frame></text:p>
          </table:table-cell>
          <table:table-cell table:style-name="Table11.A1" office:value-type="string">
            <text:p text:style-name="P11"><draw:frame draw:style-name="fr52" draw:name="graphics37" text:anchor-type="as-char" svg:y="-69.06mm" svg:width="105.83mm" svg:height="70.38mm" draw:z-index="115"><draw:image xlink:href="../images/warrior-3.jpg" xlink:type="simple" xlink:show="embed" xlink:actuate="onLoad"/></draw:frame></text:p>
          </table:table-cell>
        </table:table-row>
      </table:table>
      <text:p text:style-name="Figure">Figure <text:sequence text:ref-name="refFigure59" text:name="Figure" text:formula="ooow:Figure+1" style:num-format="1">60</text:sequence>: The warrior after redistributing the tones</text:p>
      <text:p text:style-name="P7"><text:span text:style-name="T11">The image is now improved. The higher contrast highlights the details of the texture and gives the image depth and the feeling of the determination and value of the warrior. With a small additional touch, we can darken the background a bit, so that the main subject pops up more from it. This can still be done easily by darkening the low-L tones of the image more like illustrated in </text:span><text:span text:style-name="T11"><text:sequence-ref text:reference-format="category-and-value" text:ref-name="refFigure60">Figure 61</text:sequence-ref></text:span><text:span text:style-name="T11">.</text:span></text:p>
      <table:table table:name="Table12" table:style-name="Table12">
        <table:table-column table:style-name="Table12.A"/>
        <table:table-column table:style-name="Table12.B"/>
        <table:table-row table:style-name="Table12.1">
          <table:table-cell table:style-name="Table12.A1" office:value-type="string">
            <text:p text:style-name="P11"><draw:frame draw:style-name="fr53" draw:name="graphics38" text:anchor-type="as-char" svg:width="50.01mm" svg:height="49.64mm" draw:z-index="119"><draw:image xlink:href="../images/warrior-4-tone-plugin.png" xlink:type="simple" xlink:show="embed" xlink:actuate="onLoad"/></draw:frame></text:p>
          </table:table-cell>
          <table:table-cell table:style-name="Table12.A1" office:value-type="string">
            <text:p text:style-name="P11"><draw:frame draw:style-name="fr53" draw:name="graphics39" text:anchor-type="as-char" svg:width="105.83mm" svg:height="70.38mm" draw:z-index="121"><draw:image xlink:href="../images/warrior-4.jpg" xlink:type="simple" xlink:show="embed" xlink:actuate="onLoad"/></draw:frame></text:p>
          </table:table-cell>
        </table:table-row>
      </table:table>
      <text:p text:style-name="Figure">Figure <text:sequence text:ref-name="refFigure60" text:name="Figure" text:formula="ooow:Figure+1" style:num-format="1">61</text:sequence>: Darkening the low L-values makes the subject pop up from the background</text:p>
      <text:h text:style-name="Darktable_20_heading_20_2" text:outline-level="3">Adding sepia (or other) toning with the split tone plugin</text:h>
      <text:p text:style-name="Darktable_20_text">One very common visual effect many monochrome photos can benefit from is called split toning, with its most known incarnation <text:span text:style-name="Darktable_20_emphasis">sepia toning</text:span>. This technique, coming from film photography, consists of filling highlights and mid-tones with a tone different from gray, typically sepia, while shadows remain untouched. In the digital era, split toning becomes even more powerful making it possible to use different tones for highlights and shadows.</text:p>
      <text:p text:style-name="Darktable_20_text"><draw:frame draw:style-name="fr1" draw:name="Frame38" text:anchor-type="paragraph" svg:width="78.03mm" draw:z-index="100"><draw:text-box fo:min-height="63.22mm"><text:p text:style-name="Darktable_20_caption"><draw:frame draw:style-name="fr32" draw:name="graphics58" text:anchor-type="paragraph" svg:x="0.04mm" svg:y="0.02mm" svg:width="78.03mm" style:rel-width="100%" svg:height="63.22mm" style:rel-height="scale" draw:z-index="101"><draw:image xlink:href="../images/split-toning-plugin.png" xlink:type="simple" xlink:show="embed" xlink:actuate="onLoad"/></draw:frame>Figure <text:sequence text:ref-name="refFigure61" text:name="Figure" text:formula="ooow:Figure+1" style:num-format="1">62</text:sequence>: split toning plugin</text:p></draw:text-box></draw:frame><text:soft-page-break/>In darktable, split toning is applied by the <text:span text:style-name="Darktable_20_emphasis">split toning</text:span> plugin, illustrated in <text:sequence-ref text:reference-format="category-and-value" text:ref-name="refFigure61">Figure 62</text:sequence-ref><text:span text:style-name="T11">. Its use is simple, just choose one tint for shadows and one for highlights by dragging the hue and saturation sliders. We can also bring up the tone picker (</text:span><text:span text:style-name="T11"><text:sequence-ref text:reference-format="category-and-value" text:ref-name="refFigure62">Figure 63</text:sequence-ref></text:span><text:span text:style-name="T11">) clicking on the colored preview square next to the slider.</text:span></text:p>
      <text:p text:style-name="Darktable_20_text"><draw:frame draw:style-name="fr18" draw:name="Frame39" text:anchor-type="paragraph" svg:width="132.27mm" draw:z-index="102"><draw:text-box fo:min-height="80.68mm"><text:p text:style-name="Darktable_20_caption"><draw:frame draw:style-name="fr37" draw:name="graphics59" text:anchor-type="paragraph" svg:width="132.27mm" svg:height="80.68mm" draw:z-index="103"><draw:image xlink:href="../images/tone-picker.png" xlink:type="simple" xlink:show="embed" xlink:actuate="onLoad"/></draw:frame>Figure <text:sequence text:ref-name="refFigure62" text:name="Figure" text:formula="ooow:Figure+1" style:num-format="1">63</text:sequence>: tone picker</text:p></draw:text-box></draw:frame><text:span text:style-name="T11">The two other options are </text:span><text:span text:style-name="Darktable_20_emphasis"><text:span text:style-name="T11">balance</text:span></text:span><text:span text:style-name="T11">, which defines whether the shadows tone or the highlights tone gets a larger share of tonal range to tint, and </text:span><text:span text:style-name="Darktable_20_emphasis"><text:span text:style-name="T11">compress</text:span></text:span><text:span text:style-name="T11">, which defines how much tinted shadows and highlights there will be.</text:span></text:p>
      <text:p text:style-name="Darktable_20_text"><text:span text:style-name="T11">For example using the values below, the warrior pictures becomes the one of <text:s/></text:span><text:span text:style-name="T11"><text:sequence-ref text:reference-format="category-and-value" text:ref-name="refFigure63">Figure 64</text:sequence-ref></text:span><text:span text:style-name="T11">.</text:span></text:p>
      <table:table table:name="Table13" table:style-name="Table13">
        <table:table-column table:style-name="Table13.A"/>
        <table:table-column table:style-name="Table13.B"/>
        <table:table-row>
          <table:table-cell table:style-name="Table13.A1" office:value-type="string">
            <text:p text:style-name="P11">shadows tint</text:p>
          </table:table-cell>
          <table:table-cell table:style-name="Table13.B1" office:value-type="string">
            <text:p text:style-name="P11">#4188BE</text:p>
          </table:table-cell>
        </table:table-row>
        <table:table-row>
          <table:table-cell table:style-name="Table13.A2" office:value-type="string">
            <text:p text:style-name="P11">highlights tint</text:p>
          </table:table-cell>
          <table:table-cell table:style-name="Table13.B2" office:value-type="string">
            <text:p text:style-name="P11">#CC8C33</text:p>
          </table:table-cell>
        </table:table-row>
        <table:table-row>
          <table:table-cell table:style-name="Table13.A2" office:value-type="string">
            <text:p text:style-name="P11">balance</text:p>
          </table:table-cell>
          <table:table-cell table:style-name="Table13.B2" office:value-type="string">
            <text:p text:style-name="P11">0.35</text:p>
          </table:table-cell>
        </table:table-row>
        <table:table-row>
          <table:table-cell table:style-name="Table13.A2" office:value-type="string">
            <text:p text:style-name="P11">compression</text:p>
          </table:table-cell>
          <table:table-cell table:style-name="Table13.B2" office:value-type="string">
            <text:p text:style-name="P11">35%</text:p>
          </table:table-cell>
        </table:table-row>
      </table:table>
      <text:p text:style-name="P4"><draw:frame draw:style-name="fr28" draw:name="Frame40" text:anchor-type="paragraph" svg:width="105.83mm" draw:z-index="104"><draw:text-box fo:min-height="70.38mm"><text:p text:style-name="Darktable_20_caption"><draw:frame draw:style-name="fr32" draw:name="graphics60" text:anchor-type="paragraph" svg:x="0.04mm" svg:y="0.02mm" svg:width="105.83mm" style:rel-width="100%" svg:height="70.38mm" style:rel-height="scale" draw:z-index="105"><draw:image xlink:href="../images/warrior-5.jpg" xlink:type="simple" xlink:show="embed" xlink:actuate="onLoad"/></draw:frame>Figure <text:sequence text:ref-name="refFigure63" text:name="Figure" text:formula="ooow:Figure+1" style:num-format="1">64</text:sequence>: tone splitting applied</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 svg:font-family="'Lohit Devanagari'"/>
    <style:font-face style:name="Lohit Hindi1" svg:font-family="'Lohit Hindi'"/>
    <style:font-face style:name="OpenSymbol" svg:font-family="OpenSymbol"/>
    <style:font-face style:name="Times New Roman1" svg:font-family="'Times New Roman'"/>
    <style:font-face style:name="AR PL UMing HK1"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style:page-number="auto"/>
      <style:text-properties fo:color="#800000"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Darktable_20_text" style:display-name="Darktable text" style:family="paragraph" style:parent-style-name="Text_20_body">
      <style:text-properties style:use-window-font-color="true" fo:font-size="11pt" style:font-size-asian="10.5pt" style:font-weight-asian="normal"/>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size="14pt" fo:font-weight="bold" style:font-style-complex="normal" style:font-weight-complex="normal"/>
    </style:style>
    <style:style style:name="Table_20_Contents" style:display-name="Table Contents" style:family="paragraph" style:parent-style-name="Standard" style:class="extra">
      <style:paragraph-properties text:number-lines="false" text:line-number="0"/>
    </style:style>
    <style:style style:name="Darktable_20_heading_20_3" style:display-name="Darktable heading 3" style:family="paragraph" style:parent-style-name="Heading_20_2" style:next-style-name="Darktable_20_text" style:default-outline-level="" style:list-style-name="" style:master-page-name="">
      <style:paragraph-properties style:page-number="auto"/>
      <style:text-properties style:use-window-font-color="true" fo:font-size="12pt" fo:font-weight="bold"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Darktable_20_heading_20_5" style:display-name="Darktable heading 5" style:family="paragraph" style:parent-style-name="Darktable_20_heading_20_4">
      <style:text-properties fo:font-style="italic" fo:font-weight="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1" fo:font-size="10pt" fo:letter-spacing="0.35mm"/>
    </style:style>
    <style:style style:name="Figure" style:family="paragraph" style:parent-style-name="Caption"/>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AR PL UMing HK1" style:font-size-asian="10pt" style:font-name-complex="DejaVu Sans Mono" style:font-size-complex="10pt"/>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26</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o Fornari</meta:initial-creator>
    <meta:creation-date>2011-06-02T19:19:03</meta:creation-date>
    <dc:date>2012-02-05T14:22:41</dc:date>
    <dc:creator>Stefano Fornari</dc:creator>
    <meta:editing-duration>PT22H26M37S</meta:editing-duration>
    <meta:editing-cycles>86</meta:editing-cycles>
    <meta:generator>LibreOffice/3.4$Linux LibreOffice_project/340m1$Build-402</meta:generator>
    <meta:document-statistic meta:table-count="12" meta:image-count="91" meta:object-count="0" meta:page-count="36" meta:paragraph-count="379" meta:word-count="10970" meta:character-count="62914" meta:non-whitespace-character-count="52254"/>
  </office:meta>
</office:document-meta>
</file>